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0"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1"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78"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9"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0"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1"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2"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3"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4"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6"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7"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1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0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0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03"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04"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05"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06"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08" style:family="paragraph" style:parent-style-name="Standard">
      <style:paragraph-properties fo:margin-left="0cm" fo:margin-right="0cm" fo:text-align="start" style:justify-single-word="false" fo:text-indent="0cm" style:auto-text-indent="false"/>
    </style:style>
    <style:style style:name="P20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3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4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4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4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4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4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4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4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4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4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4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5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5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5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5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5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5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5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5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5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5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6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61"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62"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63"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64"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65"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66"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67"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68"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69"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70"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71"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72"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73"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74"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75"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76"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277"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278"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279"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280"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281"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282"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283"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284"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285"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286"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287"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288"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289"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290"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291"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292"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293"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294"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295"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296"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297"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298"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299"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00"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01"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02"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03"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04"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05"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06"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07"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08"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09"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10"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11"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12"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13"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14"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15"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16"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17"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18"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31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20"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2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2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2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24"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2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26"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27"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2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29"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3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31"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32"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33"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34"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35"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3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3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3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3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4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4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4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34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34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4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4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4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4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4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5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5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35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35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35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35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35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35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35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35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6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61"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6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63"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64"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65"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66"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67"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68"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69"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70"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71"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72"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73"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74"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75"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76"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77"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7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37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38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381"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382" style:family="paragraph" style:parent-style-name="Standard">
      <loext:graphic-properties draw:fill="none"/>
      <style:paragraph-properties fo:line-height="150%" fo:text-align="start" style:justify-single-word="false" fo:background-color="transparent"/>
      <style:text-properties officeooo:rsid="02d19842" officeooo:paragraph-rsid="02d19842"/>
    </style:style>
    <style:style style:name="P383" style:family="paragraph" style:parent-style-name="Standard">
      <loext:graphic-properties draw:fill="none"/>
      <style:paragraph-properties fo:line-height="150%" fo:text-align="start" style:justify-single-word="false" fo:background-color="transparent"/>
      <style:text-properties officeooo:rsid="02d39650" officeooo:paragraph-rsid="02d39650"/>
    </style:style>
    <style:style style:name="P384"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385"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386"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387"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388"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389"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390"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39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9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93" style:family="paragraph" style:parent-style-name="Standard">
      <loext:graphic-properties draw:fill="none"/>
      <style:paragraph-properties fo:line-height="150%" fo:text-align="start" style:justify-single-word="false" fo:break-before="page" fo:background-color="transparent"/>
      <style:text-properties officeooo:paragraph-rsid="02cfaeb8"/>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5" style:family="text">
      <style:text-properties fo:color="#000000" style:font-name="Monospace1" fo:font-size="10pt" fo:language="es" fo:country="ES" style:text-underline-style="none" officeooo:rsid="02b028d5" style:font-size-asian="10pt" style:font-size-complex="11pt"/>
    </style:style>
    <style:style style:name="T136" style:family="text">
      <style:text-properties fo:color="#000000" style:font-name="Monospace1" fo:font-size="10pt" fo:language="es" fo:country="ES" style:text-underline-style="none" officeooo:rsid="02b1e5d1" style:font-size-asian="10pt" style:font-size-complex="11pt"/>
    </style:style>
    <style:style style:name="T137"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8" style:family="text">
      <style:text-properties fo:color="#000000" style:font-name="Georgia1" fo:font-size="11pt" fo:language="es" fo:country="ES" style:text-underline-style="none" officeooo:rsid="02b1e5d1" style:font-size-asian="11pt" style:font-size-complex="11pt"/>
    </style:style>
    <style:style style:name="T139" style:family="text">
      <style:text-properties fo:color="#000000" style:font-name="Georgia1" fo:font-size="11pt" fo:language="es" fo:country="ES" style:text-underline-style="none" officeooo:rsid="02b3abf9" style:font-size-asian="11pt" style:font-size-complex="11pt"/>
    </style:style>
    <style:style style:name="T140"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1" style:family="text">
      <style:text-properties fo:color="#000000" officeooo:rsid="02b4d315"/>
    </style:style>
    <style:style style:name="T142" style:family="text">
      <style:text-properties fo:color="#000000" officeooo:rsid="02b4d315" fo:background-color="#d4d4d4" loext:char-shading-value="0"/>
    </style:style>
    <style:style style:name="T143" style:family="text">
      <style:text-properties fo:color="#6a3e3e" style:font-name="Monospace" fo:font-size="10pt" style:font-size-asian="10pt"/>
    </style:style>
    <style:style style:name="T144" style:family="text">
      <style:text-properties fo:color="#6a3e3e" officeooo:rsid="02b4d315"/>
    </style:style>
    <style:style style:name="T145" style:family="text">
      <style:text-properties fo:color="#7f0055" style:font-name="Monospace" fo:font-size="10pt" fo:font-weight="bold" style:font-size-asian="10pt" style:font-weight-asian="bold"/>
    </style:style>
    <style:style style:name="T146" style:family="text">
      <style:text-properties fo:color="#7f0055" style:font-name="Monospace" fo:font-size="10pt" fo:font-weight="bold" fo:background-color="#d4d4d4" loext:char-shading-value="0" style:font-size-asian="10pt" style:font-weight-asian="bold"/>
    </style:style>
    <style:style style:name="T147" style:family="text">
      <style:text-properties fo:color="#7f0055" style:font-name="Monospace" fo:font-size="10pt" fo:font-weight="bold" fo:background-color="#e8f2fe" loext:char-shading-value="0" style:font-size-asian="10pt" style:font-weight-asian="bold"/>
    </style:style>
    <style:style style:name="T148" style:family="text">
      <style:text-properties fo:color="#2a00ff" style:font-name="Monospace" fo:font-size="10pt" style:font-size-asian="10pt"/>
    </style:style>
    <style:style style:name="T149" style:family="text">
      <style:text-properties fo:color="#2a00ff" style:font-name="Monospace" fo:font-size="10pt" style:text-underline-style="none" fo:background-color="#e8f2fe" loext:char-shading-value="0" style:font-size-asian="10pt"/>
    </style:style>
    <style:style style:name="T150" style:family="text">
      <style:text-properties fo:color="#2a00ff" style:font-name="Monospace1" fo:font-size="10pt" style:text-underline-style="none" officeooo:rsid="02cfaeb8" fo:background-color="#e8f2fe" loext:char-shading-value="0" style:font-size-asian="10pt"/>
    </style:style>
    <style:style style:name="T151" style:family="text">
      <style:text-properties fo:color="#3f7f5f" style:font-name="Monospace" fo:font-size="10pt" style:font-size-asian="10pt"/>
    </style:style>
    <style:style style:name="T152" style:family="text">
      <style:text-properties fo:color="#3f7f5f" style:font-name="Monospace" fo:font-size="10pt" style:text-underline-style="solid" style:text-underline-width="auto" style:text-underline-color="font-color" style:font-size-asian="10pt"/>
    </style:style>
    <style:style style:name="T153" style:family="text">
      <style:text-properties fo:color="#7f9fbf" style:font-name="Monospace" fo:font-size="10pt" fo:font-weight="bold" style:font-size-asian="10pt" style:font-weight-asian="bold"/>
    </style:style>
    <style:style style:name="T154" style:family="text">
      <style:text-properties fo:color="#0000c0" style:font-name="Monospace" fo:font-size="10pt" style:font-size-asian="10pt"/>
    </style:style>
    <style:style style:name="T155" style:family="text">
      <style:text-properties fo:color="#0000c0" style:font-name="Monospace" fo:font-size="10pt" fo:font-style="italic" fo:font-weight="bold" style:font-size-asian="10pt" style:font-style-asian="italic" style:font-weight-asian="bold"/>
    </style:style>
    <style:style style:name="T156" style:family="text">
      <style:text-properties fo:color="#0000c0" style:font-name="Monospace" fo:font-size="10pt" fo:font-style="italic" fo:background-color="#e8f2fe" loext:char-shading-value="0" style:font-size-asian="10pt" style:font-style-asian="italic"/>
    </style:style>
    <style:style style:name="T157" style:family="text">
      <style:text-properties officeooo:rsid="00dc15b7"/>
    </style:style>
    <style:style style:name="T158" style:family="text">
      <style:text-properties officeooo:rsid="00e053d6"/>
    </style:style>
    <style:style style:name="T159" style:family="text">
      <style:text-properties officeooo:rsid="00e3ab7d"/>
    </style:style>
    <style:style style:name="T160" style:family="text">
      <style:text-properties officeooo:rsid="00e9f7e8"/>
    </style:style>
    <style:style style:name="T161" style:family="text">
      <style:text-properties officeooo:rsid="00eead95"/>
    </style:style>
    <style:style style:name="T162" style:family="text">
      <style:text-properties officeooo:rsid="00f08514"/>
    </style:style>
    <style:style style:name="T163" style:family="text">
      <style:text-properties officeooo:rsid="00f3b6fc"/>
    </style:style>
    <style:style style:name="T164" style:family="text">
      <style:text-properties officeooo:rsid="00f6a778"/>
    </style:style>
    <style:style style:name="T165" style:family="text">
      <style:text-properties officeooo:rsid="00f7ac12"/>
    </style:style>
    <style:style style:name="T166"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7" style:family="text">
      <style:text-properties officeooo:rsid="00f96e04"/>
    </style:style>
    <style:style style:name="T168" style:family="text">
      <style:text-properties officeooo:rsid="00f9c425"/>
    </style:style>
    <style:style style:name="T169" style:family="text">
      <style:text-properties officeooo:rsid="00ff681a"/>
    </style:style>
    <style:style style:name="T170" style:family="text">
      <style:text-properties officeooo:rsid="00ff8eff"/>
    </style:style>
    <style:style style:name="T171" style:family="text">
      <style:text-properties officeooo:rsid="010863c3"/>
    </style:style>
    <style:style style:name="T172" style:family="text">
      <style:text-properties fo:color="#ff0000" style:font-name="Monospace" fo:font-size="10pt" style:font-size-asian="10pt"/>
    </style:style>
    <style:style style:name="T173" style:family="text">
      <style:text-properties fo:color="#007aa6" style:font-name="Monospace" fo:font-size="10pt" style:text-underline-style="solid" style:text-underline-width="auto" style:text-underline-color="font-color" style:font-size-asian="10pt"/>
    </style:style>
    <style:style style:name="T174" style:family="text">
      <style:text-properties officeooo:rsid="010bfb1a"/>
    </style:style>
    <style:style style:name="T175" style:family="text">
      <style:text-properties officeooo:rsid="01109ecc"/>
    </style:style>
    <style:style style:name="T176" style:family="text">
      <style:text-properties officeooo:rsid="0114bf7c"/>
    </style:style>
    <style:style style:name="T177" style:family="text">
      <style:text-properties officeooo:rsid="0116b1e9"/>
    </style:style>
    <style:style style:name="T178" style:family="text">
      <style:text-properties officeooo:rsid="011a8188"/>
    </style:style>
    <style:style style:name="T179" style:family="text">
      <style:text-properties officeooo:rsid="011c3020"/>
    </style:style>
    <style:style style:name="T180" style:family="text">
      <style:text-properties officeooo:rsid="0124b93e"/>
    </style:style>
    <style:style style:name="T181" style:family="text">
      <style:text-properties officeooo:rsid="01265619"/>
    </style:style>
    <style:style style:name="T182" style:family="text">
      <style:text-properties officeooo:rsid="012669ea"/>
    </style:style>
    <style:style style:name="T183" style:family="text">
      <style:text-properties officeooo:rsid="0127ddc6"/>
    </style:style>
    <style:style style:name="T184" style:family="text">
      <style:text-properties officeooo:rsid="0129454e"/>
    </style:style>
    <style:style style:name="T185" style:family="text">
      <style:text-properties officeooo:rsid="0131924b"/>
    </style:style>
    <style:style style:name="T186" style:family="text">
      <style:text-properties officeooo:rsid="0132f2ca"/>
    </style:style>
    <style:style style:name="T187" style:family="text">
      <style:text-properties officeooo:rsid="0135ac7f"/>
    </style:style>
    <style:style style:name="T188" style:family="text">
      <style:text-properties officeooo:rsid="0137347d"/>
    </style:style>
    <style:style style:name="T189" style:family="text">
      <style:text-properties officeooo:rsid="013ad64b"/>
    </style:style>
    <style:style style:name="T190" style:family="text">
      <style:text-properties officeooo:rsid="013c17f9"/>
    </style:style>
    <style:style style:name="T191" style:family="text">
      <style:text-properties officeooo:rsid="0140fde6"/>
    </style:style>
    <style:style style:name="T192" style:family="text">
      <style:text-properties officeooo:rsid="0142f5e8"/>
    </style:style>
    <style:style style:name="T193" style:family="text">
      <style:text-properties officeooo:rsid="01477a93"/>
    </style:style>
    <style:style style:name="T194" style:family="text">
      <style:text-properties officeooo:rsid="014c72e5"/>
    </style:style>
    <style:style style:name="T195" style:family="text">
      <style:text-properties officeooo:rsid="015126c3"/>
    </style:style>
    <style:style style:name="T196" style:family="text">
      <style:text-properties officeooo:rsid="01532fcd"/>
    </style:style>
    <style:style style:name="T197"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8" style:family="text">
      <style:text-properties officeooo:rsid="01810784"/>
    </style:style>
    <style:style style:name="T199" style:family="text">
      <style:text-properties officeooo:rsid="018130ac"/>
    </style:style>
    <style:style style:name="T200" style:family="text">
      <style:text-properties officeooo:rsid="018595ef"/>
    </style:style>
    <style:style style:name="T201" style:family="text">
      <style:text-properties text:display="none"/>
    </style:style>
    <style:style style:name="T202" style:family="text">
      <style:text-properties officeooo:rsid="01917b20"/>
    </style:style>
    <style:style style:name="T203" style:family="text">
      <style:text-properties officeooo:rsid="01993f99"/>
    </style:style>
    <style:style style:name="T204" style:family="text">
      <style:text-properties officeooo:rsid="019f1b29"/>
    </style:style>
    <style:style style:name="T205" style:family="text">
      <style:text-properties officeooo:rsid="01a95af2"/>
    </style:style>
    <style:style style:name="T206" style:family="text">
      <style:text-properties officeooo:rsid="01a976a6"/>
    </style:style>
    <style:style style:name="T207" style:family="text">
      <style:text-properties officeooo:rsid="01ac2842"/>
    </style:style>
    <style:style style:name="T208" style:family="text">
      <style:text-properties officeooo:rsid="01aeb53e"/>
    </style:style>
    <style:style style:name="T209" style:family="text">
      <style:text-properties officeooo:rsid="01b6324d"/>
    </style:style>
    <style:style style:name="T210" style:family="text">
      <style:text-properties officeooo:rsid="01b827a2"/>
    </style:style>
    <style:style style:name="T211" style:family="text">
      <style:text-properties officeooo:rsid="01bbcf95"/>
    </style:style>
    <style:style style:name="T212" style:family="text">
      <style:text-properties officeooo:rsid="01bc566c"/>
    </style:style>
    <style:style style:name="T213" style:family="text">
      <style:text-properties officeooo:rsid="01c1cedc"/>
    </style:style>
    <style:style style:name="T214" style:family="text">
      <style:text-properties officeooo:rsid="01c32f6d"/>
    </style:style>
    <style:style style:name="T215" style:family="text">
      <style:text-properties officeooo:rsid="01c503f0"/>
    </style:style>
    <style:style style:name="T216" style:family="text">
      <style:text-properties officeooo:rsid="01c6e532"/>
    </style:style>
    <style:style style:name="T217" style:family="text">
      <style:text-properties officeooo:rsid="01c786ea"/>
    </style:style>
    <style:style style:name="T218" style:family="text">
      <style:text-properties officeooo:rsid="01c7f4cf"/>
    </style:style>
    <style:style style:name="T219" style:family="text">
      <style:text-properties officeooo:rsid="01cbd467"/>
    </style:style>
    <style:style style:name="T220" style:family="text">
      <style:text-properties officeooo:rsid="01d02a38"/>
    </style:style>
    <style:style style:name="T221" style:family="text">
      <style:text-properties officeooo:rsid="01d8ce41"/>
    </style:style>
    <style:style style:name="T222" style:family="text">
      <style:text-properties officeooo:rsid="01ebd7a4"/>
    </style:style>
    <style:style style:name="T223" style:family="text">
      <style:text-properties officeooo:rsid="01f05e3b"/>
    </style:style>
    <style:style style:name="T224" style:family="text">
      <style:text-properties style:font-name="Georgia1" officeooo:rsid="01f21c70"/>
    </style:style>
    <style:style style:name="T225" style:family="text">
      <style:text-properties style:font-name="Georgia1" officeooo:rsid="01f24357"/>
    </style:style>
    <style:style style:name="T226" style:family="text">
      <style:text-properties style:font-name="Georgia1" officeooo:rsid="01f32e95"/>
    </style:style>
    <style:style style:name="T227" style:family="text">
      <style:text-properties style:font-name="Georgia1" officeooo:rsid="01f512a3"/>
    </style:style>
    <style:style style:name="T228" style:family="text">
      <style:text-properties style:font-name="Georgia1" officeooo:rsid="01f68795"/>
    </style:style>
    <style:style style:name="T229" style:family="text">
      <style:text-properties style:font-name="Georgia1" officeooo:rsid="01f7b7a0"/>
    </style:style>
    <style:style style:name="T230" style:family="text">
      <style:text-properties style:font-name="Georgia1" officeooo:rsid="01f8697c"/>
    </style:style>
    <style:style style:name="T231" style:family="text">
      <style:text-properties style:font-name="Georgia1" officeooo:rsid="01fa2d34"/>
    </style:style>
    <style:style style:name="T232" style:family="text">
      <style:text-properties style:font-name="Georgia1" officeooo:rsid="01fa968b"/>
    </style:style>
    <style:style style:name="T233" style:family="text">
      <style:text-properties style:font-name="Georgia1" officeooo:rsid="01fbaabf"/>
    </style:style>
    <style:style style:name="T234" style:family="text">
      <style:text-properties style:font-name="Georgia1" officeooo:rsid="01fc29da"/>
    </style:style>
    <style:style style:name="T235" style:family="text">
      <style:text-properties style:font-name="Georgia1" officeooo:rsid="01fd7bd8"/>
    </style:style>
    <style:style style:name="T236" style:family="text">
      <style:text-properties style:font-name="Georgia1" officeooo:rsid="01fe52d5"/>
    </style:style>
    <style:style style:name="T237" style:family="text">
      <style:text-properties style:font-name="Georgia1" officeooo:rsid="01fe9047"/>
    </style:style>
    <style:style style:name="T238" style:family="text">
      <style:text-properties style:font-name="Georgia1" officeooo:rsid="0201ef70"/>
    </style:style>
    <style:style style:name="T239" style:family="text">
      <style:text-properties style:font-name="Georgia1" officeooo:rsid="02031fbf"/>
    </style:style>
    <style:style style:name="T240" style:family="text">
      <style:text-properties style:font-name="Georgia1" officeooo:rsid="02049ec0"/>
    </style:style>
    <style:style style:name="T241" style:family="text">
      <style:text-properties style:font-name="Georgia1" officeooo:rsid="02065359"/>
    </style:style>
    <style:style style:name="T242" style:family="text">
      <style:text-properties style:font-name="Georgia1" officeooo:rsid="0207c249"/>
    </style:style>
    <style:style style:name="T243" style:family="text">
      <style:text-properties style:font-name="Georgia1" officeooo:rsid="020881e5"/>
    </style:style>
    <style:style style:name="T244" style:family="text">
      <style:text-properties style:font-name="Georgia1" officeooo:rsid="0208c7b3"/>
    </style:style>
    <style:style style:name="T245" style:family="text">
      <style:text-properties style:font-name="Georgia1" officeooo:rsid="020b93e5"/>
    </style:style>
    <style:style style:name="T246"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7" style:family="text">
      <style:text-properties style:font-name="Georgia1" fo:font-size="11pt" fo:language="es" fo:country="ES" style:text-underline-style="none" officeooo:rsid="02842280" style:font-size-asian="11pt" style:font-size-complex="11pt"/>
    </style:style>
    <style:style style:name="T288" style:family="text">
      <style:text-properties style:font-name="Georgia1" fo:font-size="11pt" fo:language="es" fo:country="ES" style:text-underline-style="none" officeooo:rsid="02844bb0" style:font-size-asian="11pt" style:font-size-complex="11pt"/>
    </style:style>
    <style:style style:name="T289" style:family="text">
      <style:text-properties style:font-name="Georgia1" fo:font-size="11pt" fo:language="es" fo:country="ES" style:text-underline-style="none" officeooo:rsid="028c215f" style:font-size-asian="11pt" style:font-size-complex="11pt"/>
    </style:style>
    <style:style style:name="T290" style:family="text">
      <style:text-properties style:font-name="Georgia1" fo:font-size="11pt" fo:language="es" fo:country="ES" style:text-underline-style="none" officeooo:rsid="028f220d" style:font-size-asian="11pt" style:font-size-complex="11pt"/>
    </style:style>
    <style:style style:name="T291" style:family="text">
      <style:text-properties style:font-name="Georgia1" fo:font-size="11pt" fo:language="es" fo:country="ES" style:text-underline-style="none" officeooo:rsid="0290f5f2" style:font-size-asian="11pt" style:font-size-complex="11pt"/>
    </style:style>
    <style:style style:name="T292" style:family="text">
      <style:text-properties style:font-name="Georgia1" fo:font-size="11pt" fo:language="es" fo:country="ES" style:text-underline-style="none" officeooo:rsid="029149ac" style:font-size-asian="11pt" style:font-size-complex="11pt"/>
    </style:style>
    <style:style style:name="T293" style:family="text">
      <style:text-properties style:font-name="Georgia1" fo:font-size="11pt" fo:language="es" fo:country="ES" style:text-underline-style="none" officeooo:rsid="0291746e" style:font-size-asian="11pt" style:font-size-complex="11pt"/>
    </style:style>
    <style:style style:name="T294" style:family="text">
      <style:text-properties style:font-name="Georgia1" fo:font-size="11pt" fo:language="es" fo:country="ES" style:text-underline-style="none" officeooo:rsid="0292ad2d" style:font-size-asian="11pt" style:font-size-complex="11pt"/>
    </style:style>
    <style:style style:name="T295" style:family="text">
      <style:text-properties style:font-name="Georgia1" fo:font-size="11pt" fo:language="es" fo:country="ES" style:text-underline-style="none" officeooo:rsid="0293009c" style:font-size-asian="11pt" style:font-size-complex="11pt"/>
    </style:style>
    <style:style style:name="T296" style:family="text">
      <style:text-properties style:font-name="Georgia1" fo:font-size="11pt" fo:language="es" fo:country="ES" style:text-underline-style="none" officeooo:rsid="02942b13" style:font-size-asian="11pt" style:font-size-complex="11pt"/>
    </style:style>
    <style:style style:name="T297" style:family="text">
      <style:text-properties style:font-name="Georgia1" fo:font-size="11pt" fo:language="es" fo:country="ES" style:text-underline-style="none" officeooo:rsid="02968948" style:font-size-asian="11pt" style:font-size-complex="11pt"/>
    </style:style>
    <style:style style:name="T298" style:family="text">
      <style:text-properties style:font-name="Georgia1" fo:font-size="11pt" fo:language="es" fo:country="ES" style:text-underline-style="none" officeooo:rsid="02973869" style:font-size-asian="11pt" style:font-size-complex="11pt"/>
    </style:style>
    <style:style style:name="T299" style:family="text">
      <style:text-properties style:font-name="Georgia1" fo:font-size="11pt" fo:language="es" fo:country="ES" style:text-underline-style="none" officeooo:rsid="0298a160" style:font-size-asian="11pt" style:font-size-complex="11pt"/>
    </style:style>
    <style:style style:name="T300" style:family="text">
      <style:text-properties style:font-name="Georgia1" fo:font-size="11pt" fo:language="es" fo:country="ES" style:text-underline-style="none" officeooo:rsid="0298f6c9" style:font-size-asian="11pt" style:font-size-complex="11pt"/>
    </style:style>
    <style:style style:name="T301" style:family="text">
      <style:text-properties style:font-name="Georgia1" fo:font-size="11pt" fo:language="es" fo:country="ES" style:text-underline-style="none" officeooo:rsid="029bcc2b" style:font-size-asian="11pt" style:font-size-complex="11pt"/>
    </style:style>
    <style:style style:name="T302" style:family="text">
      <style:text-properties style:font-name="Georgia1" fo:font-size="11pt" fo:language="es" fo:country="ES" style:text-underline-style="none" officeooo:rsid="029c6b61" style:font-size-asian="11pt" style:font-size-complex="11pt"/>
    </style:style>
    <style:style style:name="T303" style:family="text">
      <style:text-properties style:font-name="Georgia1" fo:font-size="11pt" fo:language="es" fo:country="ES" style:text-underline-style="none" officeooo:rsid="029d69c0" style:font-size-asian="11pt" style:font-size-complex="11pt"/>
    </style:style>
    <style:style style:name="T304" style:family="text">
      <style:text-properties style:font-name="Georgia1" fo:font-size="11pt" fo:language="es" fo:country="ES" style:text-underline-style="none" officeooo:rsid="029de1b8" style:font-size-asian="11pt" style:font-size-complex="11pt"/>
    </style:style>
    <style:style style:name="T305" style:family="text">
      <style:text-properties style:font-name="Georgia1" fo:font-size="11pt" fo:language="es" fo:country="ES" style:text-underline-style="none" officeooo:rsid="029f8f6f" style:font-size-asian="11pt" style:font-size-complex="11pt"/>
    </style:style>
    <style:style style:name="T306" style:family="text">
      <style:text-properties style:font-name="Georgia1" fo:font-size="11pt" fo:language="es" fo:country="ES" style:text-underline-style="none" officeooo:rsid="02a1640d" style:font-size-asian="11pt" style:font-size-complex="11pt"/>
    </style:style>
    <style:style style:name="T307" style:family="text">
      <style:text-properties style:font-name="Georgia1" fo:font-size="11pt" fo:language="es" fo:country="ES" style:text-underline-style="none" officeooo:rsid="02a362d5" style:font-size-asian="11pt" style:font-size-complex="11pt"/>
    </style:style>
    <style:style style:name="T308" style:family="text">
      <style:text-properties style:font-name="Georgia1" fo:font-size="11pt" fo:language="es" fo:country="ES" style:text-underline-style="none" officeooo:rsid="02a3d98c" style:font-size-asian="11pt" style:font-size-complex="11pt"/>
    </style:style>
    <style:style style:name="T309" style:family="text">
      <style:text-properties style:font-name="Georgia1" fo:font-size="11pt" fo:language="es" fo:country="ES" style:text-underline-style="none" officeooo:rsid="02a58023" style:font-size-asian="11pt" style:font-size-complex="11pt"/>
    </style:style>
    <style:style style:name="T310" style:family="text">
      <style:text-properties style:font-name="Georgia1" fo:font-size="11pt" fo:language="es" fo:country="ES" style:text-underline-style="none" officeooo:rsid="02a5a432" style:font-size-asian="11pt" style:font-size-complex="11pt"/>
    </style:style>
    <style:style style:name="T311" style:family="text">
      <style:text-properties style:font-name="Georgia1" fo:font-size="11pt" fo:language="es" fo:country="ES" style:text-underline-style="none" officeooo:rsid="02a701b3" style:font-size-asian="11pt" style:font-size-complex="11pt"/>
    </style:style>
    <style:style style:name="T312" style:family="text">
      <style:text-properties style:font-name="Georgia1" fo:font-size="11pt" fo:language="es" fo:country="ES" style:text-underline-style="none" officeooo:rsid="02a87771" style:font-size-asian="11pt" style:font-size-complex="11pt"/>
    </style:style>
    <style:style style:name="T313" style:family="text">
      <style:text-properties style:font-name="Georgia1" fo:font-size="11pt" fo:language="es" fo:country="ES" style:text-underline-style="none" officeooo:rsid="02a92529" style:font-size-asian="11pt" style:font-size-complex="11pt"/>
    </style:style>
    <style:style style:name="T314" style:family="text">
      <style:text-properties style:font-name="Georgia1" fo:font-size="11pt" fo:language="es" fo:country="ES" style:text-underline-style="none" officeooo:rsid="02aae894" style:font-size-asian="11pt" style:font-size-complex="11pt"/>
    </style:style>
    <style:style style:name="T315" style:family="text">
      <style:text-properties style:font-name="Georgia1" fo:font-size="11pt" fo:language="es" fo:country="ES" style:text-underline-style="none" officeooo:rsid="02adfd53" style:font-size-asian="11pt" style:font-size-complex="11pt"/>
    </style:style>
    <style:style style:name="T316" style:family="text">
      <style:text-properties style:font-name="Georgia1" fo:font-size="11pt" fo:language="es" fo:country="ES" style:text-underline-style="none" officeooo:rsid="02afb863" style:font-size-asian="11pt" style:font-size-complex="11pt"/>
    </style:style>
    <style:style style:name="T317" style:family="text">
      <style:text-properties style:font-name="Georgia1" fo:font-size="11pt" fo:language="es" fo:country="ES" style:text-underline-style="none" officeooo:rsid="02b028d5" style:font-size-asian="11pt" style:font-size-complex="11pt"/>
    </style:style>
    <style:style style:name="T318" style:family="text">
      <style:text-properties style:font-name="Georgia1" fo:font-size="11pt" fo:language="es" fo:country="ES" style:text-underline-style="none" officeooo:rsid="02b128b5" style:font-size-asian="11pt" style:font-size-complex="11pt"/>
    </style:style>
    <style:style style:name="T319" style:family="text">
      <style:text-properties style:font-name="Georgia1" fo:font-size="11pt" fo:language="es" fo:country="ES" style:text-underline-style="none" officeooo:rsid="02b1e5d1" style:font-size-asian="11pt" style:font-size-complex="11pt"/>
    </style:style>
    <style:style style:name="T320"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1" style:family="text">
      <style:text-properties style:font-name="Georgia1" fo:font-size="11pt" fo:language="es" fo:country="ES" style:font-size-asian="11pt" style:font-size-complex="11pt"/>
    </style:style>
    <style:style style:name="T322" style:family="text">
      <style:text-properties style:font-name="Georgia1" fo:font-size="11pt" fo:language="es" fo:country="ES" officeooo:rsid="02818412" style:font-size-asian="11pt" style:font-size-complex="11pt"/>
    </style:style>
    <style:style style:name="T323" style:family="text">
      <style:text-properties style:font-name="Georgia1" fo:font-size="11pt" fo:language="es" fo:country="ES" officeooo:rsid="0281dbc9" style:font-size-asian="11pt" style:font-size-complex="11pt"/>
    </style:style>
    <style:style style:name="T324" style:family="text">
      <style:text-properties style:font-name="Georgia1" fo:font-size="11pt" fo:language="es" fo:country="ES" officeooo:rsid="0281faa8" style:font-size-asian="11pt" style:font-size-complex="11pt"/>
    </style:style>
    <style:style style:name="T325" style:family="text">
      <style:text-properties style:font-name="Georgia1" fo:font-size="11pt" fo:language="es" fo:country="ES" officeooo:rsid="02831246" style:font-size-asian="11pt" style:font-size-complex="11pt"/>
    </style:style>
    <style:style style:name="T326" style:family="text">
      <style:text-properties style:font-name="Georgia1" fo:font-size="11pt" fo:language="es" fo:country="ES" officeooo:rsid="0283a3fc" style:font-size-asian="11pt" style:font-size-complex="11pt"/>
    </style:style>
    <style:style style:name="T327" style:family="text">
      <style:text-properties style:font-name="Georgia1" fo:font-size="11pt" fo:language="es" fo:country="ES" officeooo:rsid="02842280" style:font-size-asian="11pt" style:font-size-complex="11pt"/>
    </style:style>
    <style:style style:name="T328" style:family="text">
      <style:text-properties style:font-name="Georgia1" fo:font-size="11pt" fo:language="es" fo:country="ES" officeooo:rsid="02844bb0" style:font-size-asian="11pt" style:font-size-complex="11pt"/>
    </style:style>
    <style:style style:name="T329" style:family="text">
      <style:text-properties style:font-name="Georgia1" fo:font-size="11pt" fo:language="es" fo:country="ES" officeooo:rsid="02855ba6" style:font-size-asian="11pt" style:font-size-complex="11pt"/>
    </style:style>
    <style:style style:name="T330" style:family="text">
      <style:text-properties style:font-name="Georgia1" fo:font-size="11pt" fo:language="es" fo:country="ES" officeooo:rsid="0285b879" style:font-size-asian="11pt" style:font-size-complex="11pt"/>
    </style:style>
    <style:style style:name="T331" style:family="text">
      <style:text-properties style:font-name="Georgia1" fo:font-size="11pt" fo:language="es" fo:country="ES" officeooo:rsid="02899f1c" style:font-size-asian="11pt" style:font-size-complex="11pt"/>
    </style:style>
    <style:style style:name="T332" style:family="text">
      <style:text-properties style:font-name="Georgia1" fo:font-size="11pt" fo:language="es" fo:country="ES" officeooo:rsid="028a6827" style:font-size-asian="11pt" style:font-size-complex="11pt"/>
    </style:style>
    <style:style style:name="T333" style:family="text">
      <style:text-properties style:font-name="Georgia1" fo:font-size="11pt" fo:language="es" fo:country="ES" officeooo:rsid="028ad3e8" style:font-size-asian="11pt" style:font-size-complex="11pt"/>
    </style:style>
    <style:style style:name="T334" style:family="text">
      <style:text-properties style:font-name="Georgia1" fo:font-size="11pt" fo:language="es" fo:country="ES" officeooo:rsid="028d39b5" style:font-size-asian="11pt" style:font-size-complex="11pt"/>
    </style:style>
    <style:style style:name="T335" style:family="text">
      <style:text-properties style:font-name="Georgia1" style:text-underline-style="none"/>
    </style:style>
    <style:style style:name="T336" style:family="text">
      <style:text-properties style:font-name="Georgia1" style:text-underline-style="none" officeooo:rsid="02cfaeb8"/>
    </style:style>
    <style:style style:name="T337" style:family="text">
      <style:text-properties style:font-name="Georgia1" style:text-underline-style="none" officeooo:rsid="02d591d4"/>
    </style:style>
    <style:style style:name="T338" style:family="text">
      <style:text-properties style:font-name="Georgia1" style:text-underline-style="none" officeooo:rsid="02d6d792"/>
    </style:style>
    <style:style style:name="T339" style:family="text">
      <style:text-properties style:font-name="Georgia1" style:text-underline-style="none" officeooo:rsid="02d8351e"/>
    </style:style>
    <style:style style:name="T340" style:family="text">
      <style:text-properties style:font-name="Georgia1" style:text-underline-style="none" officeooo:rsid="02dabca8"/>
    </style:style>
    <style:style style:name="T341" style:family="text">
      <style:text-properties style:font-name="Georgia1" style:text-underline-style="none" officeooo:rsid="02daed9e"/>
    </style:style>
    <style:style style:name="T342" style:family="text">
      <style:text-properties style:font-name="Georgia1" style:text-underline-style="none" officeooo:rsid="02dceb05"/>
    </style:style>
    <style:style style:name="T343" style:family="text">
      <style:text-properties style:font-name="Georgia1" style:text-underline-style="none" officeooo:rsid="02de9c08"/>
    </style:style>
    <style:style style:name="T344" style:family="text">
      <style:text-properties style:font-name="Georgia1" style:text-underline-style="none" officeooo:rsid="02e07797"/>
    </style:style>
    <style:style style:name="T345" style:family="text">
      <style:text-properties style:font-name="Georgia1" style:text-underline-style="none" officeooo:rsid="02e2450e"/>
    </style:style>
    <style:style style:name="T346" style:family="text">
      <style:text-properties style:font-name="Georgia1" style:text-underline-style="none" officeooo:rsid="02e4a960"/>
    </style:style>
    <style:style style:name="T347" style:family="text">
      <style:text-properties officeooo:rsid="020fe211"/>
    </style:style>
    <style:style style:name="T348" style:family="text">
      <style:text-properties officeooo:rsid="021095b5"/>
    </style:style>
    <style:style style:name="T349" style:family="text">
      <style:text-properties officeooo:rsid="02111a78"/>
    </style:style>
    <style:style style:name="T350" style:family="text">
      <style:text-properties officeooo:rsid="02156056"/>
    </style:style>
    <style:style style:name="T351" style:family="text">
      <style:text-properties officeooo:rsid="021931c2"/>
    </style:style>
    <style:style style:name="T352" style:family="text">
      <style:text-properties officeooo:rsid="021d6040"/>
    </style:style>
    <style:style style:name="T353" style:family="text">
      <style:text-properties officeooo:rsid="0226e814"/>
    </style:style>
    <style:style style:name="T354" style:family="text">
      <style:text-properties officeooo:rsid="022afa54"/>
    </style:style>
    <style:style style:name="T355" style:family="text">
      <style:text-properties officeooo:rsid="022f3390"/>
    </style:style>
    <style:style style:name="T356" style:family="text">
      <style:text-properties officeooo:rsid="02351985"/>
    </style:style>
    <style:style style:name="T357" style:family="text">
      <style:text-properties officeooo:rsid="0236d3e1"/>
    </style:style>
    <style:style style:name="T358" style:family="text">
      <style:text-properties officeooo:rsid="02384a7c"/>
    </style:style>
    <style:style style:name="T359" style:family="text">
      <style:text-properties officeooo:rsid="023aa3f0"/>
    </style:style>
    <style:style style:name="T360" style:family="text">
      <style:text-properties officeooo:rsid="023cccf6"/>
    </style:style>
    <style:style style:name="T361" style:family="text">
      <style:text-properties officeooo:rsid="023f1eb9"/>
    </style:style>
    <style:style style:name="T362" style:family="text">
      <style:text-properties officeooo:rsid="0245350a"/>
    </style:style>
    <style:style style:name="T363" style:family="text">
      <style:text-properties officeooo:rsid="0245573d"/>
    </style:style>
    <style:style style:name="T364" style:family="text">
      <style:text-properties officeooo:rsid="024815b0"/>
    </style:style>
    <style:style style:name="T365" style:family="text">
      <style:text-properties officeooo:rsid="02495ff1"/>
    </style:style>
    <style:style style:name="T366"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67"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68" style:family="text">
      <style:text-properties officeooo:rsid="0287b1be"/>
    </style:style>
    <style:style style:name="T369" style:family="text">
      <style:text-properties fo:color="#3f5fbf" style:font-name="Monospace1" fo:font-size="10pt" fo:language="es" fo:country="ES" style:text-underline-style="none" officeooo:rsid="02adfd53" style:font-size-asian="10pt" style:font-size-complex="11pt"/>
    </style:style>
    <style:style style:name="T370" style:family="text">
      <style:text-properties fo:color="#3f5fbf" style:font-name="Monospace" fo:font-size="10pt" style:font-size-asian="10pt"/>
    </style:style>
    <style:style style:name="T371" style:family="text">
      <style:text-properties fo:color="#3f5fbf" style:font-name="Monospace" fo:font-size="10pt" style:text-underline-style="solid" style:text-underline-width="auto" style:text-underline-color="font-color" style:font-size-asian="10pt"/>
    </style:style>
    <style:style style:name="T372" style:family="text">
      <style:text-properties fo:color="#7f7f9f" style:font-name="Monospace" fo:font-size="10pt" style:font-size-asian="10pt"/>
    </style:style>
    <style:style style:name="T373" style:family="text">
      <style:text-properties officeooo:rsid="02be3d06"/>
    </style:style>
    <style:style style:name="T374" style:family="text">
      <style:text-properties officeooo:rsid="02bf7cfd"/>
    </style:style>
    <style:style style:name="T375" style:family="text">
      <style:text-properties officeooo:rsid="02c3ebd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436696146" text:style-name="L1">
        <text:list-item>
          <text:p text:style-name="P312"><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0822656058286" text:continue-numbering="true" text:style-name="L1">
        <text:list-item>
          <text:p text:style-name="P319">Definir sucesión de objetivos e implementaciones a conseguir.</text:p>
        </text:list-item>
      </text:list>
      <text:list xml:id="list1657880817" text:style-name="L2">
        <text:list-item>
          <text:p text:style-name="P313"><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63"><text:span text:style-name="T17">E</text:span><text:span text:style-name="T7">xportaciones con Jaspert report.</text:span></text:p>
        </text:list-item>
        <text:list-item>
          <text:p text:style-name="P320">Dar colores a los margenes horarios</text:p>
        </text:list-item>
        <text:list-item>
          <text:p text:style-name="P364"><text:span text:style-name="T13">D</text:span><text:span text:style-name="T7">ar flexibilidad a l</text:span><text:span text:style-name="T18">os margenes de horas </text:span><text:span text:style-name="T19">y </text:span><text:span text:style-name="T20">días.</text:span></text:p>
        </text:list-item>
        <text:list-item>
          <text:p text:style-name="P363"><text:span text:style-name="T7">Gestionar </text:span><text:span text:style-name="T21">múltiples </text:span><text:span text:style-name="T7">horarios</text:span></text:p>
        </text:list-item>
        <text:list-item>
          <text:p text:style-name="P321">detectar conflictos.</text:p>
        </text:list-item>
      </text:list>
      <text:p text:style-name="P25"/>
      <text:list xml:id="list200823359915099" text:continue-list="list200822656058286" text:style-name="L1">
        <text:list-item>
          <text:p text:style-name="P322">Decisión del ciclo de vida.</text:p>
        </text:list-item>
      </text:list>
      <text:p text:style-name="P26">Realizado en la documentación.</text:p>
      <text:p text:style-name="P25"/>
      <text:p text:style-name="P25"/>
      <text:p text:style-name="P25"/>
      <text:p text:style-name="P25"/>
      <text:list xml:id="list200822524525654" text:continue-numbering="true" text:style-name="L1">
        <text:list-item>
          <text:p text:style-name="P312"><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0822724400821" text:continue-numbering="true" text:style-name="L1">
        <text:list-item>
          <text:p text:style-name="P323"><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0822376361216" text:continue-numbering="true" text:style-name="L1">
        <text:list-item>
          <text:p text:style-name="P323"><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0823496912639" text:continue-numbering="true" text:style-name="L1">
        <text:list-item>
          <text:p text:style-name="P365"><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0822978309984" text:continue-numbering="true" text:style-name="L1">
        <text:list-item>
          <text:p text:style-name="P391">Definir las implementaciones y el orden de <text:span text:style-name="T92">implementación.</text:span></text:p>
        </text:list-item>
      </text:list>
      <text:p text:style-name="P30">(Copiado y pegado de la <text:span text:style-name="T116">documentación</text:span>)</text:p>
      <text:p text:style-name="P28"/>
      <text:list xml:id="list160323837" text:style-name="L3">
        <text:list-item>
          <text:list>
            <text:list-item>
              <text:p text:style-name="P314"><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14"><text:span text:style-name="T80">Implementación</text:span><text:span text:style-name="T81"> de </text:span><text:span text:style-name="T82">módulos</text:span><text:span text:style-name="T81">, habitaciones, trabajadores y grupos de alumnos.</text:span></text:p>
            </text:list-item>
            <text:list-item>
              <text:p text:style-name="P361">Implementar <text:span text:style-name="T98">la interfaz d</text:span>el horario en el área de trabajo <text:span text:style-name="T100">para una semana sin flexibilidad en las horas.</text:span></text:p>
            </text:list-item>
            <text:list-item>
              <text:p text:style-name="P362">Manipular el área de trabajo.</text:p>
            </text:list-item>
            <text:list-item>
              <text:p text:style-name="P361"><text:span text:style-name="T101">Permanencia de los horarios</text:span><text:span text:style-name="T103">.</text:span></text:p>
            </text:list-item>
            <text:list-item>
              <text:p text:style-name="P314"><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0822236726245" text:continue-list="list200822978309984" text:style-name="L1">
        <text:list-item>
          <text:p text:style-name="P392"><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3000085513" text:style-name="L4">
        <text:list-item>
          <text:p text:style-name="P315"><text:span text:style-name="T26">Área</text:span><text:span text:style-name="T22"> de trabajo</text:span></text:p>
          <text:list>
            <text:list-item>
              <text:p text:style-name="P366"><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67"><text:span text:style-name="T29">H</text:span><text:span text:style-name="T7">orario</text:span></text:p>
            </text:list-item>
          </text:list>
        </text:list-item>
      </text:list>
      <text:p text:style-name="P34"/>
      <text:list xml:id="list200822489716732" text:continue-numbering="true" text:style-name="L4">
        <text:list-item>
          <text:p text:style-name="P368"><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69"><text:span text:style-name="T23">B</text:span><text:span text:style-name="T7">otones para añadir y quitar estos elementos.</text:span></text:p>
            </text:list-item>
          </text:list>
        </text:list-item>
      </text:list>
      <text:p text:style-name="P35"/>
      <text:p text:style-name="P169"><text:span text:style-name="T23"><text:tab/></text:span><text:span text:style-name="T36">Otras </text:span><text:span text:style-name="T31">V</text:span><text:span text:style-name="T24">entanas:</text:span></text:p>
      <text:list xml:id="list2901835116" text:style-name="L5">
        <text:list-item>
          <text:p text:style-name="P370"><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71"><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0"><text:span text:style-name="T23"><text:tab/>M</text:span><text:span text:style-name="T7">enu bar</text:span></text:p>
      <text:list xml:id="list59360776" text:style-name="L6">
        <text:list-item>
          <text:p text:style-name="P324">Archivo</text:p>
          <text:list>
            <text:list-item>
              <text:p text:style-name="P324">abrir</text:p>
            </text:list-item>
            <text:list-item>
              <text:p text:style-name="P324">Guardar</text:p>
            </text:list-item>
            <text:list-item>
              <text:p text:style-name="P324">Guardar como:</text:p>
            </text:list-item>
            <text:list-item>
              <text:p text:style-name="P324">exportar</text:p>
            </text:list-item>
            <text:list-item>
              <text:p text:style-name="P325">(mas?)</text:p>
            </text:list-item>
          </text:list>
        </text:list-item>
      </text:list>
      <text:p text:style-name="P37"/>
      <text:list xml:id="list200821512764884" text:continue-numbering="true" text:style-name="L6">
        <text:list-item>
          <text:p text:style-name="P372"><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98">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97541947" text:style-name="L7">
        <text:list-item>
          <text:p text:style-name="P326">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1878202548" text:style-name="L8">
        <text:list-item>
          <text:p text:style-name="P327"><text:span text:style-name="T120">N</text:span>ombre</text:p>
        </text:list-item>
        <text:list-item>
          <text:p text:style-name="P327"><text:span text:style-name="T120">A</text:span>pellido 1</text:p>
        </text:list-item>
        <text:list-item>
          <text:p text:style-name="P327"><text:span text:style-name="T120">A</text:span>pellido 2</text:p>
        </text:list-item>
        <text:list-item>
          <text:p text:style-name="P328"><text:span text:style-name="T120">C</text:span>urso</text:p>
        </text:list-item>
      </text:list>
      <text:p text:style-name="P45"/>
      <text:p text:style-name="P47">Docente</text:p>
      <text:list xml:id="list3781754015" text:style-name="L9">
        <text:list-item>
          <text:p text:style-name="P329">Nombre</text:p>
        </text:list-item>
        <text:list-item>
          <text:p text:style-name="P329">Apellido <text:span text:style-name="T122">1</text:span></text:p>
        </text:list-item>
        <text:list-item>
          <text:p text:style-name="P330">Apellido 2</text:p>
        </text:list-item>
        <text:list-item>
          <text:p text:style-name="P329">Especialidad</text:p>
        </text:list-item>
      </text:list>
      <text:p text:style-name="P47"/>
      <text:p text:style-name="P48">Asignatura</text:p>
      <text:list xml:id="list3566524743" text:style-name="L10">
        <text:list-item>
          <text:p text:style-name="P331">Nombre</text:p>
        </text:list-item>
      </text:list>
      <text:p text:style-name="P48"/>
      <text:p text:style-name="P49">Habitación</text:p>
      <text:list xml:id="list3831988885" text:style-name="L11">
        <text:list-item>
          <text:p text:style-name="P332">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3">button</text:span><text:span text:style-name="T131"> = </text:span><text:span text:style-name="T145">new</text:span><text:span text:style-name="T131"> JButton(</text:span><text:span text:style-name="T148">"A\u00F1adir"</text:span><text:span text:style-name="T131">);</text:span></text:p>
      <text:p text:style-name="P208"><text:span text:style-name="T131"><text:tab/><text:tab/></text:span><text:span text:style-name="T143">button</text:span><text:span text:style-name="T131">.addActionListener(</text:span><text:span text:style-name="T145">new</text:span><text:span text:style-name="T131"> ActionListener() {</text:span></text:p>
      <text:p text:style-name="P208"><text:span text:style-name="T131"><text:tab/><text:tab/><text:tab/></text:span><text:span text:style-name="T145">public</text:span><text:span text:style-name="T131"> </text:span><text:span text:style-name="T145">void</text:span><text:span text:style-name="T131"> actionPerformed(ActionEvent </text:span><text:span text:style-name="T143">arg0</text:span><text:span text:style-name="T131">) {</text:span></text:p>
      <text:p text:style-name="P210"><text:tab/><text:tab/><text:tab/><text:tab/></text:p>
      <text:p text:style-name="P210"><text:tab/><text:tab/><text:tab/><text:tab/></text:p>
      <text:p text:style-name="P210"><text:tab/><text:tab/><text:tab/><text:tab/></text:p>
      <text:p text:style-name="P208"><text:span text:style-name="T131"><text:tab/><text:tab/><text:tab/><text:tab/></text:span><text:span text:style-name="T151">//</text:span><text:span text:style-name="T153">TODO</text:span><text:span text:style-name="T151"> </text:span><text:span text:style-name="T152">encontrar</text:span><text:span text:style-name="T151"> </text:span><text:span text:style-name="T152">una</text:span><text:span text:style-name="T151"> </text:span><text:span text:style-name="T152">solucin</text:span><text:span text:style-name="T151"> </text:span><text:span text:style-name="T152">mejor</text:span><text:span text:style-name="T151"> </text:span><text:span text:style-name="T152">que</text:span><text:span text:style-name="T151"> </text:span><text:span text:style-name="T152">este</text:span><text:span text:style-name="T151"> </text:span><text:span text:style-name="T152">swich</text:span><text:span text:style-name="T151"> case </text:span><text:span text:style-name="T152">aqui</text:span></text:p>
      <text:p text:style-name="P208"><text:span text:style-name="T131"><text:tab/><text:tab/><text:tab/><text:tab/></text:span><text:span text:style-name="T145">switch</text:span><text:span text:style-name="T131"> (</text:span><text:span text:style-name="T143">titulo</text:span><text:span text:style-name="T131">) {</text:span></text:p>
      <text:p text:style-name="P208"><text:span text:style-name="T131"><text:tab/><text:tab/><text:tab/><text:tab/></text:span><text:span text:style-name="T145">case</text:span><text:span text:style-name="T131"> </text:span><text:span text:style-name="T148">"Habitaciones"</text:span><text:span text:style-name="T131">:</text:span></text:p>
      <text:p text:style-name="P208"><text:span text:style-name="T131"><text:tab/><text:tab/><text:tab/><text:tab/><text:tab/>String[] </text:span><text:span text:style-name="T143">inputs</text:span><text:span text:style-name="T131"> = {</text:span><text:span text:style-name="T148">"hola"</text:span><text:span text:style-name="T131">, </text:span><text:span text:style-name="T148">"mundo"</text:span><text:span text:style-name="T131">, </text:span><text:span text:style-name="T148">"2"</text:span><text:span text:style-name="T131">};</text:span></text:p>
      <text:p text:style-name="P208"><text:span text:style-name="T131"><text:tab/><text:tab/><text:tab/><text:tab/><text:tab/>InputPopup </text:span><text:span text:style-name="T143">inputsVentana</text:span><text:span text:style-name="T131"> = </text:span><text:span text:style-name="T145">new</text:span><text:span text:style-name="T131"> InputPopup(</text:span><text:span text:style-name="T143">framePadre</text:span><text:span text:style-name="T131">, </text:span><text:span text:style-name="T145">true</text:span><text:span text:style-name="T131">, </text:span><text:span text:style-name="T143">inputs</text:span><text:span text:style-name="T131">);</text:span></text:p>
      <text:p text:style-name="P210"><text:tab/><text:tab/><text:tab/><text:tab/><text:tab/></text:p>
      <text:p text:style-name="P208"><text:span text:style-name="T131"><text:tab/><text:tab/><text:tab/><text:tab/><text:tab/></text:span><text:span text:style-name="T151">//</text:span><text:span text:style-name="T152">si</text:span><text:span text:style-name="T151"> el </text:span><text:span text:style-name="T152">usuario</text:span><text:span text:style-name="T151"> a </text:span><text:span text:style-name="T152">pulsado</text:span><text:span text:style-name="T151"> </text:span><text:span text:style-name="T152">ok</text:span><text:span text:style-name="T151"> o </text:span><text:span text:style-name="T152">intro</text:span></text:p>
      <text:p text:style-name="P208"><text:span text:style-name="T131"><text:tab/><text:tab/><text:tab/><text:tab/><text:tab/></text:span><text:span text:style-name="T145">if</text:span><text:span text:style-name="T131"> (</text:span><text:span text:style-name="T143">inputsVentana</text:span><text:span text:style-name="T131">.</text:span><text:span text:style-name="T154">isAcepted</text:span><text:span text:style-name="T131">) {</text:span></text:p>
      <text:p text:style-name="P210"><text:tab/><text:tab/><text:tab/><text:tab/><text:tab/><text:tab/></text:p>
      <text:p text:style-name="P210"><text:tab/><text:tab/><text:tab/><text:tab/><text:tab/>}</text:p>
      <text:p text:style-name="P210"><text:tab/><text:tab/><text:tab/><text:tab/><text:tab/></text:p>
      <text:p text:style-name="P208"><text:span text:style-name="T131"><text:tab/><text:tab/><text:tab/><text:tab/><text:tab/></text:span><text:span text:style-name="T151">/*String[] </text:span><text:span text:style-name="T152">entradas</text:span><text:span text:style-name="T151"> = inputsVentana.getData();</text:span></text:p>
      <text:p text:style-name="P208"><text:span text:style-name="T151"><text:tab/><text:tab/><text:tab/><text:tab/><text:tab/>for (String input : </text:span><text:span text:style-name="T152">entradas</text:span><text:span text:style-name="T151"> ) {</text:span></text:p>
      <text:p text:style-name="P211"><text:tab/><text:tab/><text:tab/><text:tab/><text:tab/><text:tab/>System.out.println(input);</text:p>
      <text:p text:style-name="P211"><text:tab/><text:tab/><text:tab/><text:tab/><text:tab/><text:tab/></text:p>
      <text:p text:style-name="P211"><text:tab/><text:tab/><text:tab/><text:tab/><text:tab/>}*/</text:p>
      <text:p text:style-name="P210"><text:tab/><text:tab/><text:tab/><text:tab/><text:tab/></text:p>
      <text:p text:style-name="P208"><text:span text:style-name="T131"><text:tab/><text:tab/><text:tab/><text:tab/><text:tab/></text:span><text:span text:style-name="T145">break</text:span><text:span text:style-name="T131">;</text:span></text:p>
      <text:p text:style-name="P209"/>
      <text:p text:style-name="P208"><text:span text:style-name="T131"><text:tab/><text:tab/><text:tab/><text:tab/></text:span><text:span text:style-name="T145">default</text:span><text:span text:style-name="T131">:</text:span></text:p>
      <text:p text:style-name="P208"><text:span text:style-name="T131"><text:tab/><text:tab/><text:tab/><text:tab/><text:tab/>System.</text:span><text:span text:style-name="T155">out</text:span><text:span text:style-name="T131">.println(</text:span><text:span text:style-name="T148">"--------ERROR:Titulo no encontrado"</text:span><text:span text:style-name="T131">);</text:span></text:p>
      <text:p text:style-name="P208"><text:span text:style-name="T131"><text:tab/><text:tab/><text:tab/><text:tab/><text:tab/></text:span><text:span text:style-name="T145">break</text:span><text:span text:style-name="T131">;</text:span></text:p>
      <text:p text:style-name="P210"><text:tab/><text:tab/><text:tab/><text:tab/>}</text:p>
      <text:p text:style-name="P210"><text:tab/><text:tab/><text:tab/><text:tab/></text:p>
      <text:p text:style-name="P210"><text:tab/><text:tab/><text:tab/><text:tab/></text:p>
      <text:p text:style-name="P210"><text:tab/><text:tab/><text:tab/>}</text:p>
      <text:p text:style-name="P171"><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7">realizando diagrama</text:span></text:p>
      <text:p text:style-name="P62"/>
      <text:p text:style-name="P63"><text:span text:style-name="T158">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59">desde el controlador</text:span></text:p>
      <text:p text:style-name="P65"/>
      <text:p text:style-name="P67">Al mover la llamada al dialogo (InpuPopup) al ControladorInterfaz este tenia que ser static por lo que he añadido getFrame a la clase interfaz para el modal de este. <text:span text:style-name="T160">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99">Una vez reorganizado a quedado <text:span text:style-name="T161">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4">código</text:span> para poder ver por donde ira el <text:span text:style-name="T164">código</text:span>, me doy cuenta que no he hecho el evento <text:span text:style-name="T162">de AniadirObjeto </text:span></text:p>
      <text:p text:style-name="P71"/>
      <text:p text:style-name="P72">La primera idea es hacerlo sobre la clase ControladorInterfaz, <text:span text:style-name="T163">pero he considerado que es mejor hacerlo en una clase aparte.</text:span></text:p>
      <text:p text:style-name="P73">Ademas tengo que mirar como pasar información de ListaTargetas a al evento y recogerla <text:span text:style-name="T165">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6"> </text:span></text:p>
      <text:p text:style-name="P73">Ya he realizado la primera <text:span text:style-name="T167">versión</text:span> de ColeccionEventosInterfaz, queda: <text:span text:style-name="T168">ver como se recoge el evento y como pasar información.</text:span></text:p>
      <text:p text:style-name="P73"/>
      <text:p text:style-name="P74">He experimentado como funciona el <text:span text:style-name="T170">código</text:span> del evento y he llegado <text:span text:style-name="T169">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3166806632" text:style-name="L12">
        <text:list-item>
          <text:p text:style-name="P333">saber que ListaTarjetas es la que ha lanzado el evento</text:p>
        </text:list-item>
        <text:list-item>
          <text:p text:style-name="P333">Los datos que ha introducido</text:p>
        </text:list-item>
      </text:list>
      <text:p text:style-name="P76"/>
      <text:p text:style-name="P78">Usare <text:span text:style-name="T171">la clase</text:span> Map con el siguiente esquema:</text:p>
      <text:list xml:id="list708794835" text:style-name="L13">
        <text:list-item>
          <text:p text:style-name="P334">instancia de listaTarjeta que ha lanzado el evento</text:p>
        </text:list-item>
        <text:list-item>
          <text:p text:style-name="P334">String array de los valores que pase</text:p>
        </text:list-item>
      </text:list>
      <text:p text:style-name="P78"/>
      <text:p text:style-name="P78"/>
      <text:p text:style-name="P78"/>
      <text:p text:style-name="P80">Estoy <text:span text:style-name="T176">haciendo</text:span> el <text:span text:style-name="T176">código</text:span> para pasar la instancia de <text:span text:style-name="T177">H</text:span>abitacion creada pero me da un problema en el cast</text:p>
      <text:p text:style-name="P79"/>
      <text:p text:style-name="P79"><text:span text:style-name="T146">switch</text:span><text:span text:style-name="T131"> ( ((ListaTargetas) </text:span><text:span text:style-name="T143">data</text:span><text:span text:style-name="T131">.get(</text:span><text:span text:style-name="T148">"ListaTarjeta"</text:span><text:span text:style-name="T131">)).getTitulo() ) {</text:span></text:p>
      <text:p text:style-name="P208"><text:span text:style-name="T131"><text:tab/><text:tab/></text:span><text:span text:style-name="T145">case</text:span><text:span text:style-name="T131"> </text:span><text:span text:style-name="T148">"Habitaciones"</text:span><text:span text:style-name="T131">:</text:span></text:p>
      <text:p text:style-name="P208"><text:span text:style-name="T131"><text:tab/><text:tab/><text:tab/>CrearHabitacion( (String[]) </text:span><text:span text:style-name="T143">data</text:span><text:span text:style-name="T131">.get(</text:span><text:span text:style-name="T148">"Datos"</text:span><text:span text:style-name="T131">) );</text:span></text:p>
      <text:p text:style-name="P208"><text:span text:style-name="T131"><text:tab/><text:tab/><text:tab/></text:span><text:span text:style-name="T154">colHabitaciones</text:span><text:span text:style-name="T131">.get( </text:span><text:span text:style-name="T154">colHabitaciones</text:span><text:span text:style-name="T131">.size() );</text:span></text:p>
      <text:p text:style-name="P208"><text:span text:style-name="T131"><text:tab/><text:tab/><text:tab/></text:span><text:span text:style-name="T145">break</text:span><text:span text:style-name="T131">;</text:span></text:p>
      <text:p text:style-name="P209"/>
      <text:p text:style-name="P208"><text:span text:style-name="T131"><text:tab/><text:tab/></text:span><text:span text:style-name="T145">default</text:span><text:span text:style-name="T131">:</text:span></text:p>
      <text:p text:style-name="P208"><text:span text:style-name="T131"><text:tab/><text:tab/><text:tab/></text:span><text:span text:style-name="T145">break</text:span><text:span text:style-name="T131">;</text:span></text:p>
      <text:p text:style-name="P79"><text:span text:style-name="T131"><text:tab/><text:tab/></text:span><text:span text:style-name="T132">}</text:span></text:p>
      <text:p text:style-name="P172"/>
      <text:p text:style-name="P79"><text:span text:style-name="T172">Exception in thread "AWT-EventQueue-0" </text:span><text:span text:style-name="T173">java.lang.ClassCastException</text:span><text:span text:style-name="T172">: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5">me toca modificar un poco lo de getTitulo() </text:span></text:p>
      <text:p text:style-name="P83">Ha funcionado el cambio a <text:span text:style-name="T174"><text:s/></text:span><text:span text:style-name="T133">Map&lt;String, String[]&gt;</text:span><text:span text:style-name="T174">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79">información</text:span> grafica y que sea <text:span text:style-name="T178">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3">me centrare</text:span> en mostrar primero dicho objeto por pantalla. <text:span text:style-name="T184">B</text:span>uscando donde poner un <text:span text:style-name="T182">método</text:span> para que indique a los ListaTarjetas que tienen que añadir un objeto, <text:span text:style-name="T180">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1">l</text:span>a<text:span text:style-name="T181">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5">en ControaldorInterfaz </text:span></text:p>
      <text:p text:style-name="P91"><text:span text:style-name="T147">public</text:span><text:span text:style-name="T133"> </text:span><text:span text:style-name="T147">static</text:span><text:span text:style-name="T133"> Interfaz </text:span><text:span text:style-name="T156">interfaz</text:span><text:span text:style-name="T133"> = </text:span><text:span text:style-name="T147">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6">prefiero antes un método, y creo que el problema es como inicializo los controladores</text:span>, <text:span text:style-name="T186">aun así ya entra el objeto InfoPanel a Listatarjetas y se muestra en pantalla</text:span></text:p>
      <text:p text:style-name="P95"><text:soft-page-break/><text:span text:style-name="T187">E</text:span>n la imagen <text:span text:style-name="T188">anterior</text:span> he creado tres objetos <text:span text:style-name="T188">H</text:span>abitacion para ver como se comportaban <text:span text:style-name="T187">en ListaTarjetas</text:span></text:p>
      <text:p text:style-name="P96">La <text:span text:style-name="T188">colocación</text:span> creo que es por el layout de ListaTargetas, ademas de usar un scroll el cual no controlo bien.</text:p>
      <text:p text:style-name="P96"/>
      <text:p text:style-name="P96">Por el momento voy a buscar porque no se muestra información en las <text:span text:style-name="T188">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0">Acabo</text:span> de darme cuenta que he de modificar la llamada a InfoPopup y cambiar <text:span text:style-name="T189">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1">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2">para controlar que alumnos hay en que grupo y como añadirlos</text:span></text:p>
      <text:p text:style-name="P101"/>
      <text:p text:style-name="P102">Por el momento y para llegar a realizar la interfaz, no haré un gestor para los alumnos, <text:span text:style-name="T193">si veo que no es necesario.</text:span></text:p>
      <text:p text:style-name="P102"/>
      <text:p text:style-name="P103">Lo siguiente que quiero es poder eliminar estos objetos creados, para ello ya intente <text:span text:style-name="T194">usar el foco en sobre un Jpanel pero no me funciono o no se como usarlo y decidí crear una clase que generara radioButtons en una categoría concreta y usarlos como seleccionador, como apaño</text:span></text:p>
      <text:p text:style-name="P103"/>
      <text:p text:style-name="P103"/>
      <text:p text:style-name="P200"><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5">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6">botón</text:span> de eliminar, para el cual intentare <text:span text:style-name="T196">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7">mouseClicked</text:span><text:span text:style-name="T42"> para obtener el elemento seleccionado</text:span></text:p>
      <text:p text:style-name="P107"/>
      <text:p text:style-name="P107"/>
      <text:p text:style-name="P107"/>
      <text:p text:style-name="P177"><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810499637" text:style-name="L14">
        <text:list-item>
          <text:p text:style-name="P373"><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35">He confundido los objetos que se emplean como algo externo cuando estos van en el modelo</text:p>
        </text:list-item>
        <text:list-item>
          <text:p text:style-name="P374"><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75"><text:span text:style-name="T7">no estoy seguro de si es un error pero hice código para diferenciar varias instancias de una misma clase </text:span><text:span text:style-name="T48">en esta misma</text:span><text:span text:style-name="T7">.</text:span></text:p>
        </text:list-item>
        <text:list-item>
          <text:p text:style-name="P336">Enfocarme solo en la vista.</text:p>
        </text:list-item>
      </text:list>
      <text:p text:style-name="P110"/>
      <text:p text:style-name="P178"><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9"><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0"><text:span text:style-name="T49">V</text:span><text:span text:style-name="T7">oy a volver a hacer todo el código que he realizado (apartare el actual para aprovecharlo)</text:span></text:p>
      <text:p text:style-name="P181"><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2"><text:span text:style-name="T51">A</text:span><text:span text:style-name="T7">mbos licencia EPL</text:span></text:p>
      <text:p text:style-name="P113"/>
      <text:p text:style-name="P113"/>
      <text:p text:style-name="P184"><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3"><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3"><text:a xlink:type="simple" xlink:href="https://www.youtube.com/watch?v=igZChgl8-kc" text:style-name="Internet_20_link" text:visited-style-name="Visited_20_Internet_20_Link">https://www.youtube.com/watch?v=igZChgl8-kc</text:a><text:span text:style-name="T7"> </text:span></text:p>
      <text:p text:style-name="P183"><text:a xlink:type="simple" xlink:href="https://www.youtube.com/watch?v=Z0yLerU0g-Q" text:style-name="Internet_20_link" text:visited-style-name="Visited_20_Internet_20_Link">https://www.youtube.com/watch?v=Z0yLerU0g-Q</text:a><text:span text:style-name="T7"> </text:span></text:p>
      <text:p text:style-name="P183"><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8">estas clases las pienso reutilizar</text:span>.</text:p>
      <text:p text:style-name="P119"/>
      <text:p text:style-name="P120">Lo siguiente que estoy haciendo es relacionar y crear los <text:span text:style-name="T199">métodos</text:span> <text:span text:style-name="T199">entre las clases Persona, Docente, Alumno, GrupoAlumnos, me queda GrupoAlumnos y estoy investigando como realizar la colección de Alumno.</text:span></text:p>
      <text:p text:style-name="P121">He decidido que usare arrayList, ya que se comporta como un array <text:span text:style-name="T200">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1"><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2">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4">solución</text:span> que usare es:</text:p>
      <text:p text:style-name="P127">MargenTiempo definir 4 atributos: hora y minutos para el inicio y fin del periodo, <text:span text:style-name="T203">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5">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7">están</text:span> creando diferentes puntos de vista: <text:span text:style-name="T206">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8">del XML</text:span></text:p>
      <text:p text:style-name="P137"><text:tab/>Indicar dentro de los objetos los momentos sobre el horario</text:p>
      <text:p text:style-name="P142">ejemplo:</text:p>
      <text:list xml:id="list2820703719" text:style-name="L15">
        <text:list-item>
          <text:p text:style-name="P337">Objetos</text:p>
          <text:list>
            <text:list-item>
              <text:p text:style-name="P337">GrupoAlumnos</text:p>
              <text:list>
                <text:list-item>
                  <text:p text:style-name="P337">Alumnos:<text:tab/><text:tab/>(…)</text:p>
                </text:list-item>
                <text:list-item>
                  <text:p text:style-name="P337">nombreGrupo: <text:tab/><text:span text:style-name="T211">1º ESO</text:span></text:p>
                </text:list-item>
                <text:list-item>
                  <text:p text:style-name="P341">T<text:span text:style-name="T212">i</text:span>empos</text:p>
                  <text:list>
                    <text:list-item>
                      <text:p text:style-name="P342">lunes</text:p>
                      <text:list>
                        <text:list-item>
                          <text:p text:style-name="P342">1ºhora</text:p>
                          <text:list>
                            <text:list-item>
                              <text:p text:style-name="P342">profesor: <text:tab/><text:span text:style-name="T213">donatelo</text:span></text:p>
                            </text:list-item>
                            <text:list-item>
                              <text:p text:style-name="P342">asignatur<text:span text:style-name="T213">a</text:span>: <text:tab/><text:span text:style-name="T213">castellano</text:span></text:p>
                            </text:list-item>
                            <text:list-item>
                              <text:p text:style-name="P342">Habitacion: <text:tab/><text:span text:style-name="T213">12</text:span></text:p>
                            </text:list-item>
                          </text:list>
                        </text:list-item>
                        <text:list-item>
                          <text:p text:style-name="P342">2ºhora</text:p>
                          <text:list>
                            <text:list-item>
                              <text:p text:style-name="P343">profesor: <text:tab/>michelangelo<text:span text:style-name="T215"> </text:span></text:p>
                            </text:list-item>
                            <text:list-item>
                              <text:p text:style-name="P343">asignatur<text:span text:style-name="T213">a</text:span>: <text:tab/><text:span text:style-name="T215">biologia</text:span></text:p>
                            </text:list-item>
                            <text:list-item>
                              <text:p text:style-name="P343">Habitacion: <text:tab/><text:span text:style-name="T213">12</text:span></text:p>
                            </text:list-item>
                          </text:list>
                        </text:list-item>
                      </text:list>
                    </text:list-item>
                  </text:list>
                </text:list-item>
              </text:list>
            </text:list-item>
            <text:list-item>
              <text:p text:style-name="P346">Docente</text:p>
              <text:list>
                <text:list-item>
                  <text:p text:style-name="P346">nombre: <text:tab/><text:tab/><text:span text:style-name="T213">donatelo</text:span></text:p>
                </text:list-item>
                <text:list-item>
                  <text:p text:style-name="P346">especialidad<text:tab/><text:tab/><text:span text:style-name="T216">castellano</text:span></text:p>
                </text:list-item>
                <text:list-item>
                  <text:p text:style-name="P346">Tiempos</text:p>
                  <text:list>
                    <text:list-item>
                      <text:p text:style-name="P346">lunes</text:p>
                      <text:list>
                        <text:list-item>
                          <text:p text:style-name="P346">1ºhora</text:p>
                          <text:list>
                            <text:list-item>
                              <text:p text:style-name="P346"><text:soft-page-break/>GrupoAlumnos: <text:tab/>1ºESO</text:p>
                            </text:list-item>
                            <text:list-item>
                              <text:p text:style-name="P346">Habitacion: <text:tab/><text:tab/><text:span text:style-name="T214">12</text:span></text:p>
                            </text:list-item>
                            <text:list-item>
                              <text:p text:style-name="P349">Asignatura: <text:tab/><text:tab/>castellano</text:p>
                            </text:list-item>
                          </text:list>
                        </text:list-item>
                      </text:list>
                    </text:list-item>
                  </text:list>
                </text:list-item>
              </text:list>
            </text:list-item>
            <text:list-item>
              <text:p text:style-name="P351">Docente</text:p>
              <text:list>
                <text:list-item>
                  <text:p text:style-name="P347">nombre: <text:tab/><text:tab/><text:span text:style-name="T212">michelangelo</text:span></text:p>
                </text:list-item>
                <text:list-item>
                  <text:p text:style-name="P347">especialidad<text:tab/><text:tab/><text:span text:style-name="T217">biología</text:span></text:p>
                </text:list-item>
                <text:list-item>
                  <text:p text:style-name="P347">Tiempos</text:p>
                  <text:list>
                    <text:list-item>
                      <text:p text:style-name="P347">lunes</text:p>
                      <text:list>
                        <text:list-item>
                          <text:p text:style-name="P347"><text:span text:style-name="T216">2</text:span>ºhora</text:p>
                          <text:list>
                            <text:list-item>
                              <text:p text:style-name="P347">GrupoAlumnos: <text:tab/>1ºESO</text:p>
                            </text:list-item>
                            <text:list-item>
                              <text:p text:style-name="P347">Habitacion:<text:tab/><text:tab/> <text:span text:style-name="T214">12</text:span></text:p>
                            </text:list-item>
                            <text:list-item>
                              <text:p text:style-name="P350">Asignatura: <text:tab/><text:tab/><text:span text:style-name="T217">biología</text:span></text:p>
                            </text:list-item>
                          </text:list>
                        </text:list-item>
                      </text:list>
                    </text:list-item>
                  </text:list>
                </text:list-item>
              </text:list>
            </text:list-item>
          </text:list>
        </text:list-item>
      </text:list>
      <text:p text:style-name="P140"/>
      <text:list xml:id="list200821757414342" text:continue-numbering="true" text:style-name="L15">
        <text:list-item>
          <text:p text:style-name="P316"><text:span text:style-name="T60">con esta idea por cada cambio </text:span><text:span text:style-name="T61">o acción </text:span><text:span text:style-name="T60">hay que modificar en unos 4 lugares </text:span><text:span text:style-name="T62">mínimo.</text:span></text:p>
        </text:list-item>
        <text:list-item>
          <text:p text:style-name="P317"><text:span text:style-name="T63">En cuanto a las consultas </text:span><text:span text:style-name="T64">seria muy fácil crear una vista para cualquier docente o grupoAlumnos.</text:span></text:p>
        </text:list-item>
        <text:list-item>
          <text:p text:style-name="P376"><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8">únicos</text:span> para cada <text:span text:style-name="T209">Objeto para relacionarlos.(en los ejemplos no se indican los ID, pero si que dan a entender la relacion)</text:span></text:p>
      <text:p text:style-name="P136"/>
      <text:p text:style-name="P140">Segunda <text:span text:style-name="T210">i</text:span>dea</text:p>
      <text:p text:style-name="P140"><text:tab/>Crear un apartado que indique las relaciones</text:p>
      <text:p text:style-name="P138"/>
      <text:list xml:id="list200822050824369" text:continue-numbering="true" text:style-name="L15">
        <text:list-item>
          <text:p text:style-name="P338">Objetos</text:p>
          <text:list>
            <text:list-item>
              <text:p text:style-name="P338">GrupoAlumnos</text:p>
              <text:list>
                <text:list-item>
                  <text:p text:style-name="P338">Alumnos:<text:tab/><text:tab/>(…)</text:p>
                </text:list-item>
                <text:list-item>
                  <text:p text:style-name="P338">nombreGrupo: <text:tab/><text:span text:style-name="T211">1º ESO</text:span></text:p>
                </text:list-item>
              </text:list>
            </text:list-item>
            <text:list-item>
              <text:p text:style-name="P339">GrupoAlumnos</text:p>
              <text:list>
                <text:list-item>
                  <text:p text:style-name="P340">Alumnos:<text:tab/><text:tab/>(…)</text:p>
                </text:list-item>
                <text:list-item>
                  <text:p text:style-name="P340">nombreGrupo: <text:tab/><text:span text:style-name="T221">2º ESO</text:span></text:p>
                </text:list-item>
              </text:list>
            </text:list-item>
            <text:list-item>
              <text:p text:style-name="P348">Docente</text:p>
              <text:list>
                <text:list-item>
                  <text:p text:style-name="P348"><text:soft-page-break/>nombre: <text:tab/><text:tab/><text:span text:style-name="T220">Donatelo</text:span></text:p>
                </text:list-item>
                <text:list-item>
                  <text:p text:style-name="P348">especialidad<text:tab/><text:tab/><text:span text:style-name="T220">Castellano</text:span></text:p>
                </text:list-item>
              </text:list>
            </text:list-item>
            <text:list-item>
              <text:p text:style-name="P352">Docente</text:p>
              <text:list>
                <text:list-item>
                  <text:p text:style-name="P348">nombre: <text:tab/><text:tab/><text:span text:style-name="T220">Michelangelo</text:span></text:p>
                </text:list-item>
                <text:list-item>
                  <text:p text:style-name="P348">especialidad<text:tab/><text:tab/><text:span text:style-name="T220">Biología</text:span></text:p>
                  <text:list>
                    <text:list-header>
                      <text:p text:style-name="P353"/>
                    </text:list-header>
                  </text:list>
                </text:list-item>
              </text:list>
            </text:list-item>
            <text:list-item>
              <text:p text:style-name="P354">Horarios</text:p>
              <text:list>
                <text:list-item>
                  <text:p text:style-name="P354">lunes</text:p>
                  <text:list>
                    <text:list-item>
                      <text:p text:style-name="P354">1ºHora</text:p>
                      <text:list>
                        <text:list-item>
                          <text:p text:style-name="P354">GrupoAlumno: <text:tab/>1ºESO</text:p>
                        </text:list-item>
                        <text:list-item>
                          <text:p text:style-name="P354">Profesor: <text:tab/><text:tab/><text:span text:style-name="T213">donatelo</text:span></text:p>
                        </text:list-item>
                        <text:list-item>
                          <text:p text:style-name="P344">Habitacion: <text:tab/><text:tab/><text:span text:style-name="T213">12</text:span></text:p>
                        </text:list-item>
                        <text:list-item>
                          <text:p text:style-name="P356">Asignatura: <text:tab/><text:tab/>castellano</text:p>
                        </text:list-item>
                      </text:list>
                    </text:list-item>
                    <text:list-item>
                      <text:p text:style-name="P357">1ºHora</text:p>
                      <text:list>
                        <text:list-item>
                          <text:p text:style-name="P355">GrupoAlumno: <text:tab/><text:span text:style-name="T219">2</text:span>ºESO</text:p>
                        </text:list-item>
                        <text:list-item>
                          <text:p text:style-name="P355">Profesor: <text:s/><text:tab/><text:tab/><text:span text:style-name="T212">michelangelo</text:span></text:p>
                        </text:list-item>
                        <text:list-item>
                          <text:p text:style-name="P345">Habitacion: <text:tab/><text:tab/><text:span text:style-name="T213">13</text:span></text:p>
                        </text:list-item>
                        <text:list-item>
                          <text:p text:style-name="P358">Asignatura: <text:tab/><text:tab/>biología</text:p>
                        </text:list-item>
                      </text:list>
                    </text:list-item>
                  </text:list>
                </text:list-item>
              </text:list>
            </text:list-item>
          </text:list>
        </text:list-item>
      </text:list>
      <text:p text:style-name="P138"/>
      <text:list xml:id="list200822951555882" text:continue-numbering="true" text:style-name="L15">
        <text:list-item>
          <text:p text:style-name="P359">Es este caso parece que solo hay que modificar en un sitio.</text:p>
        </text:list-item>
        <text:list-item>
          <text:p text:style-name="P376"><text:span text:style-name="T63">y</text:span><text:span text:style-name="T7">a no hay datos duplicados.</text:span></text:p>
        </text:list-item>
        <text:list-item>
          <text:p text:style-name="P377"><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60">para visualizar un horario hay que filtrar por el objeto deseado</text:p>
        </text:list-item>
      </text:list>
      <text:p text:style-name="P145"/>
      <text:p text:style-name="P186"><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01">21/5/2020</text:p>
      <text:p text:style-name="P146"/>
      <text:p text:style-name="P147">Resultado del diagrama ER para la <text:span text:style-name="T222">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02"><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3">números</text:span>)</text:p>
      <text:p text:style-name="P150"/>
      <text:p text:style-name="P150"/>
      <text:p text:style-name="P187"/>
      <text:p text:style-name="P213"><text:span text:style-name="Source_20_Text"><text:span text:style-name="T224">22/5/2020</text:span></text:span></text:p>
      <text:p text:style-name="P214"><text:span text:style-name="Source_20_Text"><text:span text:style-name="T225">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7">para permitir que el usuario pueda hacer cambios poco a poco </text:span></text:span><text:span text:style-name="Source_20_Text"><text:span text:style-name="T228">(no tengo pensado como se insertaran los )</text:span></text:span><text:span text:style-name="Source_20_Text"><text:span text:style-name="T225">.</text:span></text:span></text:p>
      <text:p text:style-name="P214"><text:span text:style-name="Source_20_Text"><text:span text:style-name="T225">Ademas pensando en casos para los docentes </text:span></text:span><text:span text:style-name="Source_20_Text"><text:span text:style-name="T226">en ocasiones pueden no estar con los alumnos.</text:span></text:span></text:p>
      <text:p text:style-name="P214"><text:span text:style-name="Source_20_Text"><text:span text:style-name="T226"/></text:span></text:p>
      <text:p text:style-name="P215"><text:span text:style-name="Source_20_Text"><text:span text:style-name="T226">Tengo que cambiar el nombre de asignatura </text:span></text:span><text:span text:style-name="Source_20_Text"><text:span text:style-name="T227">a otro ya que en este se almacenaran el motivo </text:span></text:span><text:span text:style-name="Source_20_Text"><text:span text:style-name="T228">o tema </text:span></text:span><text:span text:style-name="Source_20_Text"><text:span text:style-name="T227">de la </text:span></text:span><text:span text:style-name="Source_20_Text"><text:span text:style-name="T230">reunión</text:span></text:span><text:span text:style-name="Source_20_Text"><text:span text:style-name="T227"> </text:span></text:span><text:span text:style-name="Source_20_Text"><text:span text:style-name="T228">de decentes y alumnos</text:span></text:span></text:p>
      <text:p text:style-name="P215"><text:span text:style-name="Source_20_Text"><text:span text:style-name="T228"/></text:span></text:p>
      <text:p text:style-name="P217"><text:soft-page-break/><text:span text:style-name="Source_20_Text"><text:span text:style-name="T231">ademas tengo que cambiar la interfaz, ya que los datos que voy a mostrar van en el área de trabajo van ser las consultas en esta tabla sobre un docente o grupoAlumno concreto</text:span></text:span></text:p>
      <text:p text:style-name="P215"><text:span text:style-name="Source_20_Text"><text:span text:style-name="T228"/></text:span></text:p>
      <text:p text:style-name="P215"><text:span text:style-name="Source_20_Text"><text:span text:style-name="T228"/></text:span></text:p>
      <text:p text:style-name="P216"><text:span text:style-name="Source_20_Text"><text:span text:style-name="T229">Voy a mirar </text:span></text:span><text:span text:style-name="Source_20_Text"><text:span text:style-name="T230">también</text:span></text:span><text:span text:style-name="Source_20_Text"><text:span text:style-name="T229"> el </text:span></text:span><text:span text:style-name="Source_20_Text"><text:span text:style-name="T230">patrón</text:span></text:span><text:span text:style-name="Source_20_Text"><text:span text:style-name="T229"> DOA que esta enfocado a acceso a datos y creo que puede venir bien al proyecto.</text:span></text:span></text:p>
      <text:p text:style-name="P218"><text:span text:style-name="Source_20_Text"><text:span text:style-name="T232">He visto videos del patron DAO pero no termino de ver el funcionamiento, realizare las sentencias en una clase para que </text:span></text:span><text:span text:style-name="Source_20_Text"><text:span text:style-name="T233">estén</text:span></text:span><text:span text:style-name="Source_20_Text"><text:span text:style-name="T232"> reunidas</text:span></text:span></text:p>
      <text:p text:style-name="P216"><text:span text:style-name="Source_20_Text"><text:span text:style-name="T229"/></text:span></text:p>
      <text:p text:style-name="P219"><text:span text:style-name="Source_20_Text"><text:span text:style-name="T234">he vuscado información sobre los tipos de datos para SQLite el más destacado es que hay una columna llamada rowid pero esta no se puede relacionar por lo que me toca crear una propia para identificar y relacionar mis entidades</text:span></text:span></text:p>
      <text:p text:style-name="P219"><text:span text:style-name="Source_20_Text"><text:span text:style-name="T234"/></text:span></text:p>
      <text:p text:style-name="P220"><text:span text:style-name="Source_20_Text"><text:span text:style-name="T235">Las entencias que usare para crear la base de datos son las siguientes:</text:span></text:span></text:p>
      <text:p text:style-name="P220"><text:span text:style-name="Source_20_Text"><text:span text:style-name="T235"/></text:span></text:p>
      <text:p text:style-name="P221"><text:span text:style-name="Source_20_Text"><text:span text:style-name="T237">CREATE TABLE</text:span></text:span><text:span text:style-name="Source_20_Text"><text:span text:style-name="T236"> GrupoAlumnos(</text:span></text:span></text:p>
      <text:p text:style-name="P221"><text:span text:style-name="Source_20_Text"><text:span text:style-name="T236"><text:tab/>ID_GrupoAlumnos </text:span></text:span><text:span text:style-name="Source_20_Text"><text:span text:style-name="T237">PRIMARY KEY </text:span></text:span><text:span text:style-name="Source_20_Text"><text:span text:style-name="T236">INTEGER </text:span></text:span><text:span text:style-name="Source_20_Text"><text:span text:style-name="T237">AUTOINCREMENT</text:span></text:span></text:p>
      <text:p text:style-name="P221"><text:span text:style-name="Source_20_Text"><text:span text:style-name="T236"><text:tab/>nombreGrupo </text:span></text:span><text:span text:style-name="Source_20_Text"><text:span text:style-name="T237">TEXT,</text:span></text:span></text:p>
      <text:p text:style-name="P221"><text:span text:style-name="Source_20_Text"><text:span text:style-name="T236"><text:tab/></text:span></text:span><text:span text:style-name="Source_20_Text"><text:span text:style-name="T237">nombreCurso TEXT</text:span></text:span></text:p>
      <text:p text:style-name="P221"><text:span text:style-name="Source_20_Text"><text:span text:style-name="T236">)</text:span></text:span></text:p>
      <text:p text:style-name="P221"><text:span text:style-name="Source_20_Text"><text:span text:style-name="T236"/></text:span></text:p>
      <text:p text:style-name="P222"><text:span text:style-name="Source_20_Text"><text:span text:style-name="T237">CREATE TABLE Alumno</text:span></text:span><text:span text:style-name="Source_20_Text"><text:span text:style-name="T236">(</text:span></text:span></text:p>
      <text:p text:style-name="P222"><text:span text:style-name="Source_20_Text"><text:span text:style-name="T236"><text:tab/>ID_Alumno </text:span></text:span><text:span text:style-name="Source_20_Text"><text:span text:style-name="T237">PRIMARY KEY </text:span></text:span><text:span text:style-name="Source_20_Text"><text:span text:style-name="T236">INTEGER </text:span></text:span><text:span text:style-name="Source_20_Text"><text:span text:style-name="T237">AUTOINCREMENT</text:span></text:span></text:p>
      <text:p text:style-name="P222"><text:span text:style-name="Source_20_Text"><text:span text:style-name="T237"><text:tab/>ID_GrupoAlumnos INTEGER,</text:span></text:span></text:p>
      <text:p text:style-name="P222"><text:span text:style-name="Source_20_Text"><text:span text:style-name="T236"><text:tab/></text:span></text:span><text:span text:style-name="Source_20_Text"><text:span text:style-name="T237">nombre</text:span></text:span><text:span text:style-name="Source_20_Text"><text:span text:style-name="T236"> </text:span></text:span><text:span text:style-name="Source_20_Text"><text:span text:style-name="T237">TEXT,</text:span></text:span></text:p>
      <text:p text:style-name="P222"><text:span text:style-name="Source_20_Text"><text:span text:style-name="T236"><text:tab/></text:span></text:span><text:span text:style-name="Source_20_Text"><text:span text:style-name="T237">apellido1 TEXT,</text:span></text:span></text:p>
      <text:p text:style-name="P222"><text:span text:style-name="Source_20_Text"><text:span text:style-name="T236"><text:tab/></text:span></text:span><text:span text:style-name="Source_20_Text"><text:span text:style-name="T237">apellido2 TEXT,</text:span></text:span></text:p>
      <text:p text:style-name="P222"><text:span text:style-name="Source_20_Text"><text:span text:style-name="T237"><text:tab/>FOREIGN KEY (ID_GrupoAlumnos) REFERENCES, GrupoAlumnos(ID_GrupoAlumnos) ON DELETE CASCADE</text:span></text:span></text:p>
      <text:p text:style-name="P222"><text:span text:style-name="Source_20_Text"><text:span text:style-name="T236">)</text:span></text:span></text:p>
      <text:p text:style-name="P222"><text:span text:style-name="Source_20_Text"><text:span text:style-name="T236"/></text:span></text:p>
      <text:p text:style-name="P223"><text:span text:style-name="Source_20_Text"><text:span text:style-name="T237">CREATE TABLE</text:span></text:span><text:span text:style-name="Source_20_Text"><text:span text:style-name="T236"> </text:span></text:span><text:span text:style-name="Source_20_Text"><text:span text:style-name="T238">Habitacion</text:span></text:span><text:span text:style-name="Source_20_Text"><text:span text:style-name="T236">(</text:span></text:span></text:p>
      <text:p text:style-name="P223"><text:span text:style-name="Source_20_Text"><text:span text:style-name="T236"><text:tab/>ID_</text:span></text:span><text:span text:style-name="Source_20_Text"><text:span text:style-name="T238">Habitacion <text:s/></text:span></text:span><text:span text:style-name="Source_20_Text"><text:span text:style-name="T237">PRIMARY KEY </text:span></text:span><text:span text:style-name="Source_20_Text"><text:span text:style-name="T236">INTEGER </text:span></text:span><text:span text:style-name="Source_20_Text"><text:span text:style-name="T237">AUTOINCREMENT</text:span></text:span></text:p>
      <text:p text:style-name="P223"><text:span text:style-name="Source_20_Text"><text:span text:style-name="T236"><text:tab/></text:span></text:span><text:span text:style-name="Source_20_Text"><text:span text:style-name="T239">codigoHabitacion</text:span></text:span><text:span text:style-name="Source_20_Text"><text:span text:style-name="T236"> </text:span></text:span><text:span text:style-name="Source_20_Text"><text:span text:style-name="T237">TEXT,</text:span></text:span></text:p>
      <text:p text:style-name="P223"><text:span text:style-name="Source_20_Text"><text:span text:style-name="T236">)</text:span></text:span></text:p>
      <text:p text:style-name="P224"><text:soft-page-break/><text:span text:style-name="Source_20_Text"><text:span text:style-name="T237">CREATE TABLE</text:span></text:span><text:span text:style-name="Source_20_Text"><text:span text:style-name="T236"> </text:span></text:span><text:span text:style-name="Source_20_Text"><text:span text:style-name="T240">Asignatura</text:span></text:span><text:span text:style-name="Source_20_Text"><text:span text:style-name="T236">(</text:span></text:span></text:p>
      <text:p text:style-name="P224"><text:span text:style-name="Source_20_Text"><text:span text:style-name="T236"><text:tab/>ID_ </text:span></text:span><text:span text:style-name="Source_20_Text"><text:span text:style-name="T240">Asignatura</text:span></text:span><text:span text:style-name="Source_20_Text"><text:span text:style-name="T238"> <text:s/></text:span></text:span><text:span text:style-name="Source_20_Text"><text:span text:style-name="T237">PRIMARY KEY </text:span></text:span><text:span text:style-name="Source_20_Text"><text:span text:style-name="T236">INTEGER </text:span></text:span><text:span text:style-name="Source_20_Text"><text:span text:style-name="T237">AUTOINCREMENT</text:span></text:span></text:p>
      <text:p text:style-name="P224"><text:span text:style-name="Source_20_Text"><text:span text:style-name="T236"><text:tab/></text:span></text:span><text:span text:style-name="Source_20_Text"><text:span text:style-name="T240">nombre</text:span></text:span><text:span text:style-name="Source_20_Text"><text:span text:style-name="T236"> </text:span></text:span><text:span text:style-name="Source_20_Text"><text:span text:style-name="T237">TEXT,</text:span></text:span></text:p>
      <text:p text:style-name="P224"><text:span text:style-name="Source_20_Text"><text:span text:style-name="T236">)</text:span></text:span></text:p>
      <text:p text:style-name="P224"><text:span text:style-name="Source_20_Text"><text:span text:style-name="T236"/></text:span></text:p>
      <text:p text:style-name="P225"><text:span text:style-name="Source_20_Text"><text:span text:style-name="T237">CREATE TABLE </text:span></text:span><text:span text:style-name="Source_20_Text"><text:span text:style-name="T241">Docente</text:span></text:span><text:span text:style-name="Source_20_Text"><text:span text:style-name="T236">(</text:span></text:span></text:p>
      <text:p text:style-name="P225"><text:span text:style-name="Source_20_Text"><text:span text:style-name="T236"><text:tab/>ID_ </text:span></text:span><text:span text:style-name="Source_20_Text"><text:span text:style-name="T241">Docente</text:span></text:span><text:span text:style-name="Source_20_Text"><text:span text:style-name="T236"> </text:span></text:span><text:span text:style-name="Source_20_Text"><text:span text:style-name="T237">PRIMARY KEY </text:span></text:span><text:span text:style-name="Source_20_Text"><text:span text:style-name="T236">INTEGER </text:span></text:span><text:span text:style-name="Source_20_Text"><text:span text:style-name="T237">AUTOINCREMENT</text:span></text:span></text:p>
      <text:p text:style-name="P225"><text:span text:style-name="Source_20_Text"><text:span text:style-name="T236"><text:tab/></text:span></text:span><text:span text:style-name="Source_20_Text"><text:span text:style-name="T237">nombre</text:span></text:span><text:span text:style-name="Source_20_Text"><text:span text:style-name="T236"> </text:span></text:span><text:span text:style-name="Source_20_Text"><text:span text:style-name="T237">TEXT,</text:span></text:span></text:p>
      <text:p text:style-name="P225"><text:span text:style-name="Source_20_Text"><text:span text:style-name="T236"><text:tab/></text:span></text:span><text:span text:style-name="Source_20_Text"><text:span text:style-name="T237">apellido1 TEXT,</text:span></text:span></text:p>
      <text:p text:style-name="P225"><text:span text:style-name="Source_20_Text"><text:span text:style-name="T236"><text:tab/></text:span></text:span><text:span text:style-name="Source_20_Text"><text:span text:style-name="T237">apellido2 TEXT</text:span></text:span></text:p>
      <text:p text:style-name="P225"><text:span text:style-name="Source_20_Text"><text:span text:style-name="T237"><text:tab/></text:span></text:span><text:span text:style-name="Source_20_Text"><text:span text:style-name="T242">especialidad TEXT</text:span></text:span></text:p>
      <text:p text:style-name="P225"><text:span text:style-name="Source_20_Text"><text:span text:style-name="T236">)</text:span></text:span></text:p>
      <text:p text:style-name="P221"><text:span text:style-name="Source_20_Text"><text:span text:style-name="T236"/></text:span></text:p>
      <text:p text:style-name="P226"><text:span text:style-name="Source_20_Text"><text:span text:style-name="T237">CREATE TABLE </text:span></text:span><text:span text:style-name="Source_20_Text"><text:span text:style-name="T242">IntervaloTiempo</text:span></text:span><text:span text:style-name="Source_20_Text"><text:span text:style-name="T236">(</text:span></text:span></text:p>
      <text:p text:style-name="P226"><text:span text:style-name="Source_20_Text"><text:span text:style-name="T236"><text:tab/>ID_</text:span></text:span><text:span text:style-name="Source_20_Text"><text:span text:style-name="T242">IntervaloTiempo </text:span></text:span><text:span text:style-name="Source_20_Text"><text:span text:style-name="T237">PRIMARY KEY </text:span></text:span><text:span text:style-name="Source_20_Text"><text:span text:style-name="T236">INTEGER </text:span></text:span><text:span text:style-name="Source_20_Text"><text:span text:style-name="T237">AUTOINCREMENT,</text:span></text:span></text:p>
      <text:p text:style-name="P226"><text:span text:style-name="Source_20_Text"><text:span text:style-name="T237"><text:tab/></text:span></text:span><text:span text:style-name="Source_20_Text"><text:span text:style-name="T242">diaSemana INTEGER,</text:span></text:span></text:p>
      <text:p text:style-name="P226"><text:span text:style-name="Source_20_Text"><text:span text:style-name="T242"><text:tab/>horaInicio INTEGER </text:span></text:span><text:span text:style-name="Source_20_Text"><text:span text:style-name="T243">CHECK( </text:span></text:span><text:span text:style-name="Source_20_Text"><text:span text:style-name="T244">horaInicio <text:s/>&gt;= 0 AND horaInicio &lt;=23</text:span></text:span><text:span text:style-name="Source_20_Text"><text:span text:style-name="T243">)</text:span></text:span><text:span text:style-name="Source_20_Text"><text:span text:style-name="T242">,</text:span></text:span></text:p>
      <text:p text:style-name="P227"><text:span text:style-name="Source_20_Text"><text:span text:style-name="T242"><text:tab/>minutoInicio INTEGER </text:span></text:span><text:span text:style-name="Source_20_Text"><text:span text:style-name="T243">CHECK( </text:span></text:span><text:span text:style-name="Source_20_Text"><text:span text:style-name="T242">minutoInicio </text:span></text:span><text:span text:style-name="Source_20_Text"><text:span text:style-name="T244">&gt;= 0 AND </text:span></text:span><text:span text:style-name="Source_20_Text"><text:span text:style-name="T242">minutoInicio </text:span></text:span><text:span text:style-name="Source_20_Text"><text:span text:style-name="T244">&lt;=59</text:span></text:span><text:span text:style-name="Source_20_Text"><text:span text:style-name="T243">)</text:span></text:span><text:span text:style-name="Source_20_Text"><text:span text:style-name="T242">,</text:span></text:span></text:p>
      <text:p text:style-name="P227"><text:span text:style-name="Source_20_Text"><text:span text:style-name="T242"><text:tab/>horaFin INTEGER </text:span></text:span><text:span text:style-name="Source_20_Text"><text:span text:style-name="T243">CHECK( </text:span></text:span><text:span text:style-name="Source_20_Text"><text:span text:style-name="T242">horaFin </text:span></text:span><text:span text:style-name="Source_20_Text"><text:span text:style-name="T244">&gt;= 0 AND </text:span></text:span><text:span text:style-name="Source_20_Text"><text:span text:style-name="T242">horaFin </text:span></text:span><text:span text:style-name="Source_20_Text"><text:span text:style-name="T244">&lt;=23</text:span></text:span><text:span text:style-name="Source_20_Text"><text:span text:style-name="T243">)</text:span></text:span><text:span text:style-name="Source_20_Text"><text:span text:style-name="T242">,</text:span></text:span></text:p>
      <text:p text:style-name="P228"><text:span text:style-name="Source_20_Text"><text:span text:style-name="T242"><text:tab/>minutoFin INTEGER </text:span></text:span><text:span text:style-name="Source_20_Text"><text:span text:style-name="T243">CHECK( </text:span></text:span><text:span text:style-name="Source_20_Text"><text:span text:style-name="T242">minutoFin </text:span></text:span><text:span text:style-name="Source_20_Text"><text:span text:style-name="T244">&gt;= 0 AND </text:span></text:span><text:span text:style-name="Source_20_Text"><text:span text:style-name="T242">minutoFin </text:span></text:span><text:span text:style-name="Source_20_Text"><text:span text:style-name="T244">&lt;=59</text:span></text:span><text:span text:style-name="Source_20_Text"><text:span text:style-name="T243">)</text:span></text:span></text:p>
      <text:p text:style-name="P226"><text:span text:style-name="Source_20_Text"><text:span text:style-name="T242">)</text:span></text:span></text:p>
      <text:p text:style-name="P226"><text:span text:style-name="Source_20_Text"><text:span text:style-name="T242"/></text:span></text:p>
      <text:p text:style-name="P229"><text:span text:style-name="Source_20_Text"><text:span text:style-name="T237">CREATE TABLE </text:span></text:span><text:span text:style-name="Source_20_Text"><text:span text:style-name="T245">Ocurren(</text:span></text:span></text:p>
      <text:p text:style-name="P229"><text:span text:style-name="Source_20_Text"><text:span text:style-name="T245"><text:tab/>ID_Ocurren</text:span></text:span><text:span text:style-name="Source_20_Text"><text:span text:style-name="T237"> PRIMARY KEY </text:span></text:span><text:span text:style-name="Source_20_Text"><text:span text:style-name="T236">INTEGER </text:span></text:span><text:span text:style-name="Source_20_Text"><text:span text:style-name="T237">AUTOINCREMENT,</text:span></text:span></text:p>
      <text:p text:style-name="P229"><text:span text:style-name="Source_20_Text"><text:span text:style-name="T237"><text:tab/></text:span></text:span><text:span text:style-name="Source_20_Text"><text:span text:style-name="T245">ID_Habitacion </text:span></text:span><text:span text:style-name="Source_20_Text"><text:span text:style-name="T236">INTEGER,</text:span></text:span></text:p>
      <text:p text:style-name="P229"><text:span text:style-name="Source_20_Text"><text:span text:style-name="T236"><text:tab/></text:span></text:span><text:span text:style-name="Source_20_Text"><text:span text:style-name="T245">ID_Asignatura <text:s/></text:span></text:span><text:span text:style-name="Source_20_Text"><text:span text:style-name="T236">INTEGER,</text:span></text:span></text:p>
      <text:p text:style-name="P229"><text:span text:style-name="Source_20_Text"><text:span text:style-name="T236"><text:tab/></text:span></text:span><text:span text:style-name="Source_20_Text"><text:span text:style-name="T245">ID_Docente </text:span></text:span><text:span text:style-name="Source_20_Text"><text:span text:style-name="T236">INTEGER,</text:span></text:span></text:p>
      <text:p text:style-name="P229"><text:span text:style-name="Source_20_Text"><text:span text:style-name="T236"><text:tab/></text:span></text:span><text:span text:style-name="Source_20_Text"><text:span text:style-name="T245">ID_GrupoAlumnos </text:span></text:span><text:span text:style-name="Source_20_Text"><text:span text:style-name="T236">INTEGER,</text:span></text:span></text:p>
      <text:p text:style-name="P229"><text:span text:style-name="Source_20_Text"><text:span text:style-name="T237"><text:tab/>FOREIGN KEY(</text:span></text:span><text:span text:style-name="Source_20_Text"><text:span text:style-name="T245">ID_Habitacion</text:span></text:span><text:span text:style-name="Source_20_Text"><text:span text:style-name="T237">) REFERENCES </text:span></text:span><text:span text:style-name="Source_20_Text"><text:span text:style-name="T245">Habitacion</text:span></text:span><text:span text:style-name="Source_20_Text"><text:span text:style-name="T237">(</text:span></text:span><text:span text:style-name="Source_20_Text"><text:span text:style-name="T245">ID_Habitacion</text:span></text:span><text:span text:style-name="Source_20_Text"><text:span text:style-name="T237">)ON <text:tab/><text:tab/><text:tab/>DELETE CASCADE,</text:span></text:span></text:p>
      <text:p text:style-name="P229"><text:span text:style-name="Source_20_Text"><text:span text:style-name="T237"><text:tab/>FOREIGN KEY(</text:span></text:span><text:span text:style-name="Source_20_Text"><text:span text:style-name="T245">ID_Asignatura</text:span></text:span><text:span text:style-name="Source_20_Text"><text:span text:style-name="T237">) REFERENCES </text:span></text:span><text:span text:style-name="Source_20_Text"><text:span text:style-name="T245">Asignatura</text:span></text:span><text:span text:style-name="Source_20_Text"><text:span text:style-name="T237">(</text:span></text:span><text:span text:style-name="Source_20_Text"><text:span text:style-name="T245">ID_Asignatura</text:span></text:span><text:span text:style-name="Source_20_Text"><text:span text:style-name="T237">)ON <text:tab/><text:tab/><text:tab/>DELETE CASCADE,</text:span></text:span></text:p>
      <text:p text:style-name="P229"><text:span text:style-name="Source_20_Text"><text:span text:style-name="T237"><text:tab/>FOREIGN KEY(</text:span></text:span><text:span text:style-name="Source_20_Text"><text:span text:style-name="T245">ID_Docente</text:span></text:span><text:span text:style-name="Source_20_Text"><text:span text:style-name="T237">) REFERENCES </text:span></text:span><text:span text:style-name="Source_20_Text"><text:span text:style-name="T245">Docente</text:span></text:span><text:span text:style-name="Source_20_Text"><text:span text:style-name="T237">(</text:span></text:span><text:span text:style-name="Source_20_Text"><text:span text:style-name="T245">ID_Docente</text:span></text:span><text:span text:style-name="Source_20_Text"><text:span text:style-name="T237">)ON DELETE <text:tab/><text:tab/>CASCADE,</text:span></text:span></text:p>
      <text:p text:style-name="P229"><text:soft-page-break/><text:span text:style-name="Source_20_Text"><text:span text:style-name="T237"><text:tab/>FOREIGN KEY(</text:span></text:span><text:span text:style-name="Source_20_Text"><text:span text:style-name="T245">ID_GrupoAlumnos</text:span></text:span><text:span text:style-name="Source_20_Text"><text:span text:style-name="T237">) REFERENCES <text:tab/><text:tab/><text:tab/><text:tab/><text:tab/><text:tab/><text:tab/></text:span></text:span><text:span text:style-name="Source_20_Text"><text:span text:style-name="T245">GrupoAlumnos</text:span></text:span><text:span text:style-name="Source_20_Text"><text:span text:style-name="T237">(</text:span></text:span><text:span text:style-name="Source_20_Text"><text:span text:style-name="T245">ID_GrupoAlumnos</text:span></text:span><text:span text:style-name="Source_20_Text"><text:span text:style-name="T237">)ON DELETE CASCADE,</text:span></text:span></text:p>
      <text:p text:style-name="P229"><text:span text:style-name="Source_20_Text"><text:span text:style-name="T245">)</text:span></text:span></text:p>
      <text:p text:style-name="P221"><text:span text:style-name="Source_20_Text"><text:span text:style-name="T236"/></text:span></text:p>
      <text:p text:style-name="P221"><text:span text:style-name="Source_20_Text"><text:span text:style-name="T237"/></text:span></text:p>
      <text:p text:style-name="P233">Estoy haciendo los triggers, pero SQLite no permite el mismo trigger <text:span text:style-name="T355">actúe</text:span> para insert o update <text:span text:style-name="T347">por lo que me toca crear 8 triggers para la tabla ocurren</text:span>:</text:p>
      <text:p text:style-name="P233"><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23"/>
      <text:p text:style-name="P223">CREATE TRIGGER <text:span text:style-name="T348">checkInsertSolapamientoHabitacion</text:span> </text:p>
      <text:p text:style-name="P223"><text:tab/>BEFORE INSERT ON <text:span text:style-name="T348">Ocurre</text:span></text:p>
      <text:p text:style-name="P223">BEGIN</text:p>
      <text:p text:style-name="P239"><text:tab/>SELECT RAISE(ABORT, “Ya existe esta habitacion en este intervalo”)</text:p>
      <text:p text:style-name="P234"><text:tab/>WHERE</text:p>
      <text:p text:style-name="P234"><text:tab/><text:tab/><text:span text:style-name="T350">EXISTS(</text:span></text:p>
      <text:p text:style-name="P234"><text:tab/><text:tab/><text:tab/><text:span text:style-name="T350">SELECT IntervaloTiempo</text:span></text:p>
      <text:p text:style-name="P234"><text:tab/><text:tab/><text:tab/><text:span text:style-name="T349">FROM </text:span></text:p>
      <text:p text:style-name="P239"><text:tab/><text:tab/><text:tab/><text:tab/>Ocurre </text:p>
      <text:p text:style-name="P239"><text:tab/><text:tab/><text:tab/>WHERE</text:p>
      <text:p text:style-name="P239"><text:tab/><text:tab/><text:tab/><text:tab/>NEW.ID_Habitacion = Ocurre.ID_Habitacion</text:p>
      <text:p text:style-name="P223">END;</text:p>
      <text:p text:style-name="P223"/>
      <text:p text:style-name="P230">CREATE TRIGGER <text:span text:style-name="T348">checkUpdateSolapamientoHabitacion</text:span> </text:p>
      <text:p text:style-name="P230"><text:tab/>BEFORE <text:span text:style-name="T351">UPDATE</text:span> ON <text:span text:style-name="T348">Ocurre</text:span></text:p>
      <text:p text:style-name="P230">BEGIN</text:p>
      <text:p text:style-name="P240"><text:tab/>SELECT RAISE(ABORT, “Ya existe esta habitacion en este intervalo”)</text:p>
      <text:p text:style-name="P235"><text:tab/>WHERE</text:p>
      <text:p text:style-name="P235"><text:tab/><text:tab/><text:span text:style-name="T350">EXISTS(</text:span></text:p>
      <text:p text:style-name="P235"><text:tab/><text:tab/><text:tab/><text:span text:style-name="T350">SELECT IntervaloTiempo</text:span></text:p>
      <text:p text:style-name="P235"><text:tab/><text:tab/><text:tab/><text:span text:style-name="T349">FROM </text:span></text:p>
      <text:p text:style-name="P240"><text:tab/><text:tab/><text:tab/><text:tab/>Ocurre </text:p>
      <text:p text:style-name="P240"><text:tab/><text:tab/><text:tab/>WHERE</text:p>
      <text:p text:style-name="P240"><text:tab/><text:tab/><text:tab/><text:tab/>NEW.ID_Habitacion = Ocurre.ID_Habitacion</text:p>
      <text:p text:style-name="P230">END;</text:p>
      <text:p text:style-name="P230"/>
      <text:p text:style-name="P230"><text:soft-page-break/>CREATE TRIGGER <text:span text:style-name="T348">checkInsertSolapamientoAsignatura</text:span></text:p>
      <text:p text:style-name="P230"><text:tab/>BEFORE INSERT ON <text:span text:style-name="T348">Ocurre</text:span></text:p>
      <text:p text:style-name="P230">BEGIN</text:p>
      <text:p text:style-name="P240"><text:tab/>SELECT RAISE(ABORT, “Ya existe esta Asignatura en este intervalo”)</text:p>
      <text:p text:style-name="P235"><text:tab/>WHERE</text:p>
      <text:p text:style-name="P235"><text:tab/><text:tab/><text:span text:style-name="T350">EXISTS(</text:span></text:p>
      <text:p text:style-name="P235"><text:tab/><text:tab/><text:tab/><text:span text:style-name="T350">SELECT IntervaloTiempo</text:span></text:p>
      <text:p text:style-name="P235"><text:tab/><text:tab/><text:tab/><text:span text:style-name="T349">FROM </text:span></text:p>
      <text:p text:style-name="P240"><text:tab/><text:tab/><text:tab/><text:tab/>Ocurre </text:p>
      <text:p text:style-name="P240"><text:tab/><text:tab/><text:tab/>WHERE</text:p>
      <text:p text:style-name="P240"><text:tab/><text:tab/><text:tab/><text:tab/>NEW.ID_Asignatura= Ocurre.ID_Asignatura</text:p>
      <text:p text:style-name="P230">END;</text:p>
      <text:p text:style-name="P230"/>
      <text:p text:style-name="P231">CREATE TRIGGER <text:span text:style-name="T348">checkUpdateSolapamientoAsignatura</text:span></text:p>
      <text:p text:style-name="P230"><text:tab/>BEFORE <text:span text:style-name="T351">UPDATE</text:span> ON <text:span text:style-name="T348">Ocurre</text:span></text:p>
      <text:p text:style-name="P230">BEGIN</text:p>
      <text:p text:style-name="P241"><text:tab/>SELECT RAISE(ABORT, “Ya existe esta asignatura en este intervalo”)</text:p>
      <text:p text:style-name="P235"><text:tab/>WHERE</text:p>
      <text:p text:style-name="P235"><text:tab/><text:tab/><text:span text:style-name="T350">EXISTS(</text:span></text:p>
      <text:p text:style-name="P235"><text:tab/><text:tab/><text:tab/><text:span text:style-name="T350">SELECT IntervaloTiempo</text:span></text:p>
      <text:p text:style-name="P235"><text:tab/><text:tab/><text:tab/><text:span text:style-name="T349">FROM </text:span></text:p>
      <text:p text:style-name="P240"><text:tab/><text:tab/><text:tab/><text:tab/>Ocurre </text:p>
      <text:p text:style-name="P240"><text:tab/><text:tab/><text:tab/>WHERE</text:p>
      <text:p text:style-name="P241"><text:tab/><text:tab/><text:tab/><text:tab/>NEW.ID_Asignatura = Ocurre.ID_Asignatura</text:p>
      <text:p text:style-name="P230">END;</text:p>
      <text:p text:style-name="P206">CREATE TRIGGER <text:span text:style-name="T348">checkInsertSolapamientoDocente</text:span></text:p>
      <text:p text:style-name="P232"><text:tab/>BEFORE INSERT ON <text:span text:style-name="T348">Ocurre</text:span></text:p>
      <text:p text:style-name="P232">BEGIN</text:p>
      <text:p text:style-name="P242"><text:tab/>SELECT RAISE(ABORT, “Ya existe esta Asignatura en este intervalo”)</text:p>
      <text:p text:style-name="P236"><text:tab/>WHERE</text:p>
      <text:p text:style-name="P236"><text:tab/><text:tab/><text:span text:style-name="T350">EXISTS(</text:span></text:p>
      <text:p text:style-name="P236"><text:tab/><text:tab/><text:tab/><text:span text:style-name="T350">SELECT IntervaloTiempo</text:span></text:p>
      <text:p text:style-name="P236"><text:tab/><text:tab/><text:tab/><text:span text:style-name="T349">FROM </text:span></text:p>
      <text:p text:style-name="P242"><text:tab/><text:tab/><text:tab/><text:tab/>Ocurre </text:p>
      <text:p text:style-name="P242"><text:tab/><text:tab/><text:tab/>WHERE</text:p>
      <text:p text:style-name="P242"><text:tab/><text:tab/><text:tab/><text:tab/>NEW.ID_Docente= Ocurre.ID_Docente</text:p>
      <text:p text:style-name="P232">END;</text:p>
      <text:p text:style-name="P232"/>
      <text:p text:style-name="P232">CREATE TRIGGER <text:span text:style-name="T348">checkUpdateSolapamientoDocente</text:span></text:p>
      <text:p text:style-name="P232"><text:tab/>BEFORE <text:span text:style-name="T351">UPDATE</text:span> ON <text:span text:style-name="T348">Ocurre</text:span></text:p>
      <text:p text:style-name="P232">BEGIN</text:p>
      <text:p text:style-name="P242"><text:tab/>SELECT RAISE(ABORT, “Ya existe esta asignatura en este intervalo”)</text:p>
      <text:p text:style-name="P236"><text:tab/>WHERE</text:p>
      <text:p text:style-name="P236"><text:tab/><text:tab/><text:span text:style-name="T350">EXISTS(</text:span></text:p>
      <text:p text:style-name="P236"><text:tab/><text:tab/><text:tab/><text:span text:style-name="T350">SELECT IntervaloTiempo</text:span></text:p>
      <text:p text:style-name="P236"><text:tab/><text:tab/><text:tab/><text:span text:style-name="T349">FROM </text:span></text:p>
      <text:p text:style-name="P242"><text:tab/><text:tab/><text:tab/><text:tab/>Ocurre </text:p>
      <text:p text:style-name="P242"><text:tab/><text:tab/><text:tab/>WHERE</text:p>
      <text:p text:style-name="P242"><text:tab/><text:tab/><text:tab/><text:tab/>NEW.ID_Docente = Ocurre.ID_Docente</text:p>
      <text:p text:style-name="P232">END;</text:p>
      <text:p text:style-name="P206">CREATE TRIGGER <text:span text:style-name="T348">checkInsertSolapamientoGrupoAlumnos</text:span></text:p>
      <text:p text:style-name="P232"><text:tab/>BEFORE INSERT ON <text:span text:style-name="T348">Ocurre</text:span></text:p>
      <text:p text:style-name="P232">BEGIN</text:p>
      <text:p text:style-name="P242"><text:tab/>SELECT RAISE(ABORT, “Ya existe esta Asignatura en este intervalo”)</text:p>
      <text:p text:style-name="P236"><text:tab/>WHERE</text:p>
      <text:p text:style-name="P236"><text:tab/><text:tab/><text:span text:style-name="T350">EXISTS(</text:span></text:p>
      <text:p text:style-name="P236"><text:tab/><text:tab/><text:tab/><text:span text:style-name="T350">SELECT IntervaloTiempo</text:span></text:p>
      <text:p text:style-name="P236"><text:tab/><text:tab/><text:tab/><text:span text:style-name="T349">FROM </text:span></text:p>
      <text:p text:style-name="P242"><text:tab/><text:tab/><text:tab/><text:tab/>Ocurre </text:p>
      <text:p text:style-name="P242"><text:tab/><text:tab/><text:tab/>WHERE</text:p>
      <text:p text:style-name="P242"><text:tab/><text:tab/><text:tab/><text:tab/>NEW.ID_GrupoAlumnos= Ocurre.ID_GrupoAlumnos</text:p>
      <text:p text:style-name="P232">END;</text:p>
      <text:p text:style-name="P232"/>
      <text:p text:style-name="P232">CREATE TRIGGER <text:span text:style-name="T348">checkUpdateSolapamientoGrupoAlumnos</text:span></text:p>
      <text:p text:style-name="P232"><text:tab/>BEFORE <text:span text:style-name="T351">UPDATE</text:span> ON <text:span text:style-name="T348">Ocurre</text:span></text:p>
      <text:p text:style-name="P232">BEGIN</text:p>
      <text:p text:style-name="P242"><text:tab/>SELECT RAISE(ABORT, “Ya existe esta asignatura en este intervalo”)</text:p>
      <text:p text:style-name="P236"><text:tab/>WHERE</text:p>
      <text:p text:style-name="P236"><text:tab/><text:tab/><text:span text:style-name="T350">EXISTS(</text:span></text:p>
      <text:p text:style-name="P236"><text:tab/><text:tab/><text:tab/><text:span text:style-name="T350">SELECT IntervaloTiempo</text:span></text:p>
      <text:p text:style-name="P236"><text:tab/><text:tab/><text:tab/><text:span text:style-name="T349">FROM </text:span></text:p>
      <text:p text:style-name="P242"><text:tab/><text:tab/><text:tab/><text:tab/>Ocurre </text:p>
      <text:p text:style-name="P242"><text:tab/><text:tab/><text:tab/>WHERE</text:p>
      <text:p text:style-name="P242"><text:tab/><text:tab/><text:tab/><text:tab/>NEW.ID_GrupoAlumnos = Ocurre.ID_GrupoAlumnos</text:p>
      <text:p text:style-name="P232">END;</text:p>
      <text:p text:style-name="P232"/>
      <text:p text:style-name="P232"/>
      <text:p text:style-name="P232"/>
      <text:p text:style-name="P237">Como no tengo mucha idea de como crear la base de datos desde el código voy a probar en un proyecto para pruebas el crear el archivo <text:span text:style-name="T352">y que lo usare para que el usuario guarde los datos, ademas aprovecho y preparo el driver SQLite</text:span></text:p>
      <text:p text:style-name="P237"/>
      <text:p text:style-name="P237"><text:a xlink:type="simple" xlink:href="https://www.sqlitetutorial.net/sqlite-java/" text:style-name="Internet_20_link" text:visited-style-name="Visited_20_Internet_20_Link">https://www.sqlitetutorial.net/sqlite-java/</text:a> </text:p>
      <text:p text:style-name="P237"/>
      <text:p text:style-name="P237"/>
      <text:p text:style-name="P243"><text:soft-page-break/>25/5/2020</text:p>
      <text:p text:style-name="P243"/>
      <text:p text:style-name="P244">He hecho pruebas en un proyecto para conocer como crear un una BD de SQLite, a resultado ser muy <text:span text:style-name="T353">fácil</text:span>, simplemente hay que <text:span text:style-name="T353">pasar-le</text:span> una ruta y <text:span text:style-name="T353">automáticamente</text:span> lo genera, la estructura no la he mirado pero creo que sera <text:span text:style-name="T353">fácil.</text:span></text:p>
      <text:p text:style-name="P244">La parte que más me preocupa es el diagrama de <text:span text:style-name="T353">relación</text:span> de los objetos, ya tengo la BD creada y me ha ayudado a comprender como he de hacer los objetos.</text:p>
      <text:p text:style-name="P244"/>
      <text:p text:style-name="P245">Ya he terminado la <text:span text:style-name="T354">lógica</text:span> de negocio:</text:p>
      <text:p text:style-name="P245"><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46">Ahora diseñare la parte de permanencia de datos:</text:p>
      <text:p text:style-name="P246"><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46"/>
      <text:p text:style-name="P246"/>
      <text:p text:style-name="P248">Usar cast para acceder a las instancias de las clases hijas cuando estas han sido pasadas por su padre.</text:p>
      <text:p text:style-name="P247"><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47"/>
      <text:p text:style-name="P249">he intentado probarlo en el proyecto de pruebas pero no consigo realizar el evento sea recogido en la clase <text:span text:style-name="T357">principal.</text:span></text:p>
      <text:p text:style-name="P249"/>
      <text:p text:style-name="P249">26/5/2020 </text:p>
      <text:p text:style-name="P250">He realizado pruebas para obtener desde un evento que <text:span text:style-name="T356">instancia</text:span> <text:span text:style-name="T356">de mis clases </text:span>lo ha lanzad<text:span text:style-name="T356">o</text:span></text:p>
      <text:p text:style-name="P250"/>
      <text:p text:style-name="P250"/>
      <text:p text:style-name="P251">ya he desarrollado la parte para listar las tarjetas para lo cual he usado una clase para que genere <text:span text:style-name="T358">un jpanel con JLabels con las claves y valores de los objetos Habitacion, docente, grupoAlumno, y asignatura.</text:span></text:p>
      <text:p text:style-name="P251"/>
      <text:p text:style-name="P252">Tengo la sensación que para asignatura habrá que modificarla en un futuro muy proximo para añadirle a que grupo de alumnos se tiene que relacionar en la BD, por el momento solo tiene el nombre y <text:span text:style-name="T359">saldrá</text:span> un fallo grave de este punto.</text:p>
      <text:p text:style-name="P252">Por el momento <text:span text:style-name="T359">debería</text:span> poder funcionar conforme esta.</text:p>
      <text:p text:style-name="P252"/>
      <text:p text:style-name="P253">Voy a centrarme en realizar la parte de AreaTrabajo y poder empezar a realizar <text:span text:style-name="T361">código</text:span></text:p>
      <text:p text:style-name="P253"/>
      <text:p text:style-name="P253"/>
      <text:p text:style-name="P254">Me estoy dando cuenta de que no estoy siguiendo las fases que estipule en la <text:span text:style-name="T361">documentación</text:span>, <text:span text:style-name="T360">de hecho no las definí bien, las hice con prisas y pensando que el código es fácilmente modulable, pero no tengo la practica para eso por el momento.</text:span></text:p>
      <text:p text:style-name="P255">Aun así creo que si estoy haciendo un buen uso de las distintas fases, <text:span text:style-name="T361">por las que voy a pasar.</text:span></text:p>
      <text:p text:style-name="P255"/>
      <text:p text:style-name="P255"/>
      <text:p text:style-name="P256"><text:soft-page-break/>He intentado pensar en el AreaTrabajo pero no se como hacerlo, voy a realizar algo de <text:span text:style-name="T362">código</text:span> para descansar del desarrollo, <text:span text:style-name="T363">ademas no se como realizar del todo la clase Selección, por el tema de capturar el evento del ratón sobre el objeto InfoPanel y por ello voy a crear las clases que he diseñado.</text:span></text:p>
      <text:p text:style-name="P256"/>
      <text:p text:style-name="P257"/>
      <text:p text:style-name="P256"/>
      <text:p text:style-name="P258">He pasado el diagrama a clases java, me lo ha puesto todo en una carpeta, las clases no <text:span text:style-name="T364">están</text:span> bien del todo y me las marca en rojo, algunos por los imports no <text:span text:style-name="T364">están</text:span>, otros por no poner bien el nombre del tipo de variable o poner en <text:span text:style-name="T364">mayúsculas</text:span> el tipo de retorno void… he estado corrigiendo y <text:span text:style-name="T364">colocando las</text:span> donde toca… <text:span text:style-name="T365">mañana continuo.</text:span></text:p>
      <text:p text:style-name="P258"/>
      <text:p text:style-name="P258"/>
      <text:p text:style-name="P259">27/5/2020</text:p>
      <text:p text:style-name="P259">Desarrollando el codigo en la parte de la conexión con la BD, he seguido el turorial que he dejado el enlace, este emplea un try-catch con parentesis que cierra la conexión recien creada, la solucion es usar un try-catch con los corchetes normales.</text:p>
      <text:p text:style-name="P259"><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59"/>
      <text:p text:style-name="P260">Me ha dado fallo al usar autoincrement ya que pensaba que lo necesitaba para la clave principal, pero por ser principal ya autoincrementa “sola”.</text:p>
      <text:p text:style-name="P260"/>
      <text:p text:style-name="P260"/>
      <text:p text:style-name="P261"><text:span text:style-name="T68">Me acavo de instalar</text:span><text:span text:style-name="Source_20_Text"><text:span text:style-name="T366"> </text:span></text:span><text:span text:style-name="Source_20_Text">sudo apt-get install sqlitebrowser </text:span><text:span text:style-name="Source_20_Text"><text:span text:style-name="T246">para poder ver la BD, también he caído que he hecho bien en crearla desde código y no copiando el archivo, así podría ser portátil.</text:span></text:span></text:p>
      <text:p text:style-name="P261"><text:span text:style-name="Source_20_Text"><text:span text:style-name="T246"/></text:span></text:p>
      <text:p text:style-name="P262"><text:span text:style-name="Source_20_Text"><text:span text:style-name="T247">Por el momento ya tengo los create table faltan los triggers.</text:span></text:span></text:p>
      <text:p text:style-name="P263"><text:span text:style-name="Source_20_Text"><text:span text:style-name="T248">Ya he terminado de crear el metodo para crear la estructura de la BD, tenia algunos pequeños fallos parentesis que no habia puesto y quitado el autoincremente en los create. Por el momento no da problema, </text:span></text:span><text:span text:style-name="Source_20_Text"><text:span text:style-name="T249">y me centrare en crear los 4 objetos </text:span></text:span><text:span text:style-name="Source_20_Text"><text:span text:style-name="T250">básicos</text:span></text:span><text:span text:style-name="Source_20_Text"><text:span text:style-name="T249">:</text:span></text:span></text:p>
      <text:p text:style-name="P264"><text:span text:style-name="Source_20_Text"><text:span text:style-name="T249">Docente, Habitacion, GrupoAlumno, y Asignatura</text:span></text:span></text:p>
      <text:p text:style-name="P262"><text:span text:style-name="Source_20_Text"><text:span text:style-name="T367"/></text:span></text:p>
      <text:p text:style-name="P262"><text:span text:style-name="Source_20_Text"><text:span text:style-name="T367"/></text:span></text:p>
      <text:p text:style-name="P265"><text:soft-page-break/><text:span text:style-name="Source_20_Text"><text:span text:style-name="T251">he buscado nuevamente como </text:span></text:span><text:span text:style-name="Source_20_Text"><text:span text:style-name="T253">obtener</text:span></text:span><text:span text:style-name="Source_20_Text"><text:span text:style-name="T251"> los eventos directamente desde el controlador pero no lo encuentro, pasare el controaldor hasta clase ListaTargetas para que pueda empezar a desarrollar el evento, </text:span></text:span><text:span text:style-name="Source_20_Text"><text:span text:style-name="T259">también</text:span></text:span><text:span text:style-name="Source_20_Text"><text:span text:style-name="T252"> </text:span></text:span><text:span text:style-name="Source_20_Text"><text:span text:style-name="T259">aprovechare</text:span></text:span><text:span text:style-name="Source_20_Text"><text:span text:style-name="T252"> y usare los </text:span></text:span><text:span text:style-name="Source_20_Text"><text:span text:style-name="T253">métodos</text:span></text:span><text:span text:style-name="Source_20_Text"><text:span text:style-name="T252"> setActionCommand() y getActionCommand(), los cuales guardan un string y facilitan saber quien o que </text:span></text:span><text:span text:style-name="Source_20_Text"><text:span text:style-name="T254">botón</text:span></text:span><text:span text:style-name="Source_20_Text"><text:span text:style-name="T252"> se ha pulsado </text:span></text:span><text:span text:style-name="Source_20_Text"><text:span text:style-name="T253">y que se ha de hacer con un swicth-case</text:span></text:span><text:span text:style-name="Source_20_Text"><text:span text:style-name="T252">.</text:span></text:span></text:p>
      <text:p text:style-name="P265"><text:span text:style-name="Source_20_Text"><text:span text:style-name="T252"/></text:span></text:p>
      <text:p text:style-name="P266"><text:span text:style-name="Source_20_Text"><text:span text:style-name="T253">28/5/2020</text:span></text:span></text:p>
      <text:p text:style-name="P267"><text:span text:style-name="Source_20_Text"><text:span text:style-name="T255">es medio </text:span></text:span><text:span text:style-name="Source_20_Text"><text:span text:style-name="T259">día</text:span></text:span><text:span text:style-name="Source_20_Text"><text:span text:style-name="T255"> y ya he </text:span></text:span><text:span text:style-name="Source_20_Text"><text:span text:style-name="T259">terminado</text:span></text:span><text:span text:style-name="Source_20_Text"><text:span text:style-name="T255"> de crear el evento añadir de las listas, por el momento no esta completo ya que no se crean en la BD </text:span></text:span><text:span text:style-name="Source_20_Text"><text:span text:style-name="T256">y tampoco dependen de que aya una asignada.</text:span></text:span></text:p>
      <text:p text:style-name="P268"><text:span text:style-name="Source_20_Text"><text:span text:style-name="T256">Por el momento me voy a centrar en eliminar los objetos que creo en este evento, el cual tengo la </text:span></text:span><text:span text:style-name="Source_20_Text"><text:span text:style-name="T259">sensación</text:span></text:span><text:span text:style-name="Source_20_Text"><text:span text:style-name="T256"> de que no lo voy a hacer a la primera</text:span></text:span><text:span text:style-name="Source_20_Text"><text:span text:style-name="T257"> ni en mi segunda idea:</text:span></text:span></text:p>
      <text:p text:style-name="P269"><text:span text:style-name="Source_20_Text"><text:span text:style-name="T258">La primera idea es eliminar el objeto desde el controlador y </text:span></text:span><text:span text:style-name="Source_20_Text"><text:span text:style-name="T259">así</text:span></text:span><text:span text:style-name="Source_20_Text"><text:span text:style-name="T258"> que muera </text:span></text:span><text:span text:style-name="Source_20_Text"><text:span text:style-name="T259">también</text:span></text:span><text:span text:style-name="Source_20_Text"><text:span text:style-name="T258"> en la vista.</text:span></text:span></text:p>
      <text:p text:style-name="P269"><text:span text:style-name="Source_20_Text"><text:span text:style-name="T258">La segunda es modificar hacer que extiendan a la clase InfoPanel y tratar de realizar la idea de la primera idea.</text:span></text:span></text:p>
      <text:p text:style-name="P269"><text:span text:style-name="Source_20_Text"><text:span text:style-name="T258">La ultima que se me ocurre es crear </text:span></text:span><text:span text:style-name="Source_20_Text"><text:span text:style-name="T259">métodos</text:span></text:span><text:span text:style-name="Source_20_Text"><text:span text:style-name="T258"> para borrarlos directamente y actualizar a las otras clases pero no me </text:span></text:span><text:span text:style-name="Source_20_Text"><text:span text:style-name="T259">convence</text:span></text:span><text:span text:style-name="Source_20_Text"><text:span text:style-name="T258"> mucho esto de actualizar.</text:span></text:span></text:p>
      <text:p text:style-name="P269"><text:span text:style-name="Source_20_Text"><text:span text:style-name="T258"/></text:span></text:p>
      <text:p text:style-name="P270"><text:span text:style-name="Source_20_Text"><text:span text:style-name="T260">Otra cosa que tengo en mente por si fuera necesario es hacer que los objetos extiendan una clase con un atributo de ID que se genera en la BD, el cual pienso que me facilitaría la búsqueda de un <text:s/>objeto en concreto.</text:span></text:span></text:p>
      <text:p text:style-name="P270"><text:span text:style-name="Source_20_Text"><text:span text:style-name="T260"/></text:span></text:p>
      <text:p text:style-name="P271"><text:span text:style-name="Source_20_Text"><text:span text:style-name="T261">Por el momento voy a centrarme en saber que InfoPanel se esta pulsando para luego eliminarlo.</text:span></text:span></text:p>
      <text:p text:style-name="P271"><text:span text:style-name="Source_20_Text"><text:span text:style-name="T261"/></text:span></text:p>
      <text:p text:style-name="P271"><text:span text:style-name="Source_20_Text"><text:span text:style-name="T261"/></text:span></text:p>
      <text:p text:style-name="P272"><text:span text:style-name="Source_20_Text"><text:span text:style-name="T263">Acabo</text:span></text:span><text:span text:style-name="Source_20_Text"><text:span text:style-name="T262"> de conseguir que al hacer click en una instancia de InfoPanel, muestre el contenido de los JLabels que fueron creados, </text:span></text:span><text:span text:style-name="Source_20_Text"><text:span text:style-name="T263">no ha sido facil conseguirlo</text:span></text:span></text:p>
      <text:p text:style-name="P271"><text:span text:style-name="Source_20_Text"><text:span text:style-name="T261"/></text:span></text:p>
      <text:p text:style-name="P273"><text:span text:style-name="Source_20_Text"><text:span text:style-name="T263">destruir instancias en Java</text:span></text:span></text:p>
      <text:p text:style-name="P271"><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1"> </text:span></text:span></text:p>
      <text:p text:style-name="P271"><text:span text:style-name="Source_20_Text"><text:span text:style-name="T261"/></text:span></text:p>
      <text:p text:style-name="P274"><text:span text:style-name="Source_20_Text"><text:span text:style-name="T264">si esto es </text:span></text:span><text:span text:style-name="Source_20_Text"><text:span text:style-name="T265">así</text:span></text:span><text:span text:style-name="Source_20_Text"><text:span text:style-name="T264"> tengo que modificar los objetos Habitacion, docente … para que extiendan a InfoPanel </text:span></text:span><text:span text:style-name="Source_20_Text"><text:span text:style-name="T265">y no implementen la interfaz</text:span></text:span></text:p>
      <text:p text:style-name="P275"><text:soft-page-break/><text:span text:style-name="Source_20_Text"><text:span text:style-name="T266">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7">y </text:span></text:span><text:span text:style-name="Source_20_Text"><text:span text:style-name="T272">así</text:span></text:span><text:span text:style-name="Source_20_Text"><text:span text:style-name="T267"> poder extender a la clase InfoPanel, </text:span></text:span><text:span text:style-name="Source_20_Text"><text:span text:style-name="T268">aun asi no estoy seguro que funcione ya que he intentado poner a null la instancia en el evento pero no ha funcionado.</text:span></text:span></text:p>
      <text:p text:style-name="P275"><text:span text:style-name="Source_20_Text"><text:span text:style-name="T268"/></text:span></text:p>
      <text:p text:style-name="P276"><text:span text:style-name="Source_20_Text"><text:span text:style-name="T269">He decidido que voy a hacer una rama en el proyecto si no lo consigo tengo un punto donde volver. A este diario no se como le afectara </text:span></text:span><text:span text:style-name="Source_20_Text"><text:span text:style-name="T270">si me toca volver o al hacer el merge</text:span></text:span></text:p>
      <text:p text:style-name="P276"><text:span text:style-name="Source_20_Text"><text:span text:style-name="T270"/></text:span></text:p>
      <text:p text:style-name="P276"><text:span text:style-name="Source_20_Text"><text:span text:style-name="T270"/></text:span></text:p>
      <text:p text:style-name="P277"><text:span text:style-name="Source_20_Text"><text:span text:style-name="T271">29/5/2020</text:span></text:span></text:p>
      <text:p text:style-name="P278"><text:span text:style-name="Source_20_Text"><text:span text:style-name="T272">he realizado la clase seleccionable para saber donde ha pulsado el usuario, si empleo dentro del metodo getClass() puedo ver que es una instancia del objeto con el que se creó.</text:span></text:span></text:p>
      <text:p text:style-name="P279"><text:span text:style-name="Source_20_Text"><text:span text:style-name="T273">Por el momento la clase guarda el objeto que se ha pulsado, </text:span></text:span><text:span text:style-name="Source_20_Text"><text:span text:style-name="T274">ahora me dedicara a borrar dicho objeto</text:span></text:span></text:p>
      <text:p text:style-name="P279"><text:span text:style-name="Source_20_Text"><text:span text:style-name="T274"/></text:span></text:p>
      <text:p text:style-name="P280"><text:span text:style-name="Source_20_Text"><text:span text:style-name="T275">he descubierto que como estoy guardando una instancia del objeto en selección puedo </text:span></text:span><text:span text:style-name="Source_20_Text"><text:span text:style-name="T286">recogerlo</text:span></text:span><text:span text:style-name="Source_20_Text"><text:span text:style-name="T275"> para eliminarlo del ArrayList pasandoselo directamente</text:span></text:span></text:p>
      <text:p text:style-name="P281"><text:span text:style-name="Source_20_Text"><text:span text:style-name="T276">por el momento el arrayList funciona bien pero se mantienen las clases InfoPanel</text:span></text:span></text:p>
      <text:p text:style-name="P281"><text:span text:style-name="Source_20_Text"><text:span text:style-name="T276"/></text:span></text:p>
      <text:p text:style-name="P282"><text:span text:style-name="Source_20_Text"><text:span text:style-name="T277">Gracias al segundo comentario de este post me ha hecho pensar que estaba manteniendo vivo la instancia InfoPanel en la interfaz</text:span></text:span></text:p>
      <text:p text:style-name="P281"><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6"> </text:span></text:span></text:p>
      <text:p text:style-name="P281"><text:span text:style-name="Source_20_Text"><text:span text:style-name="T276"/></text:span></text:p>
      <text:p text:style-name="P282"><text:span text:style-name="Source_20_Text"><text:span text:style-name="T277">tengo que eliminarlo </text:span></text:span><text:span text:style-name="Source_20_Text"><text:span text:style-name="T279">también</text:span></text:span><text:span text:style-name="Source_20_Text"><text:span text:style-name="T277"> del panel lista, </text:span></text:span><text:span text:style-name="Source_20_Text"><text:span text:style-name="T278">por suerte tiene un metodo para eliminarlo pasando el mismo componente</text:span></text:span></text:p>
      <text:p text:style-name="P282"><text:span text:style-name="Source_20_Text"><text:span text:style-name="T277"/></text:span></text:p>
      <text:p text:style-name="P283"><text:span text:style-name="Source_20_Text"><text:span text:style-name="T279">tengo que terminar el método en el controlador ya que por el momento solo he realizado pruebas con las instancias de asignaturas, Mi primera idea es usar el </text:span></text:span><text:span text:style-name="Source_20_Text"><text:span text:style-name="T282">método</text:span></text:span><text:span text:style-name="Source_20_Text"><text:span text:style-name="T279"> </text:span></text:span><text:span text:style-name="Source_20_Text"><text:span text:style-name="T281">I</text:span></text:span><text:span text:style-name="Source_20_Text"><text:span text:style-name="T279">nstanceOf pero no me sale, por lo que se es un método común a todos los objetos, </text:span></text:span><text:span text:style-name="Source_20_Text"><text:span text:style-name="T282">también</text:span></text:span><text:span text:style-name="Source_20_Text"><text:span text:style-name="T280"> he intentado realizar un cast para comprobar dentro de un if pero este solo pide un boolean</text:span></text:span></text:p>
      <text:p text:style-name="P283"><text:span text:style-name="Source_20_Text"><text:span text:style-name="T320"/></text:span></text:p>
      <text:p text:style-name="P283"><text:a xlink:type="simple" xlink:href="https://www.armedia.com/blog/instanceof-avoid-in-code/" text:style-name="Internet_20_link" text:visited-style-name="Visited_20_Internet_20_Link">https://www.armedia.com/blog/instanceof-avoid-in-code/</text:a><text:span text:style-name="T102"> </text:span></text:p>
      <text:p text:style-name="P284"><text:span text:style-name="Source_20_Text"><text:span text:style-name="T282">gracias a esta pagina he visto que no es un metodo de alguna clase de java</text:span></text:span></text:p>
      <text:p text:style-name="P283"><text:span text:style-name="Source_20_Text"><text:span text:style-name="T320"/></text:span></text:p>
      <text:p text:style-name="P285"><text:soft-page-break/><text:span text:style-name="Source_20_Text"><text:span text:style-name="T283">Por algo que no entiendo instanceof no me </text:span></text:span><text:span text:style-name="Source_20_Text"><text:span text:style-name="T286">devuelve</text:span></text:span><text:span text:style-name="Source_20_Text"><text:span text:style-name="T283"> true al comparar la instancia de InfoPanel</text:span></text:span><text:span text:style-name="Source_20_Text"><text:span text:style-name="T284"> si es Asignatura, la </text:span></text:span><text:span text:style-name="Source_20_Text"><text:span text:style-name="T286">única</text:span></text:span><text:span text:style-name="Source_20_Text"><text:span text:style-name="T284"> forma que se me ocurre es usar el </text:span></text:span><text:span text:style-name="Source_20_Text"><text:span text:style-name="T286">método</text:span></text:span><text:span text:style-name="Source_20_Text"><text:span text:style-name="T284"> getClass() el cual devuelve desde InfoPanel el tipo de clase que es. </text:span></text:span></text:p>
      <text:p text:style-name="P285"><text:span text:style-name="Source_20_Text"><text:span text:style-name="T284"/></text:span></text:p>
      <text:p text:style-name="P286"><text:span text:style-name="Source_20_Text"><text:span text:style-name="T285">Si hago </text:span></text:span><text:span text:style-name="Source_20_Text"><text:span text:style-name="T134">.</text:span></text:span><text:span text:style-name="T132">getClass</text:span><text:span text:style-name="T133">().getSimpleName()</text:span><text:span text:style-name="Source_20_Text"><text:span text:style-name="T137"> </text:span></text:span><text:span text:style-name="Source_20_Text"><text:span text:style-name="T321">si que consigo el nombre de la clase con la que la instancie </text:span></text:span><text:span text:style-name="Source_20_Text"><text:span text:style-name="T322">y me devuelve un string </text:span></text:span><text:span text:style-name="Source_20_Text"><text:span text:style-name="T323">y lo puedo usar en swith-case</text:span></text:span></text:p>
      <text:p text:style-name="P286"><text:span text:style-name="Source_20_Text"><text:span text:style-name="T323"/></text:span></text:p>
      <text:p text:style-name="P287"><text:span text:style-name="Source_20_Text"><text:span text:style-name="T323">ya he terminado y he realizado una prueba para ver como </text:span></text:span><text:span text:style-name="Source_20_Text"><text:span text:style-name="T325">respondía</text:span></text:span><text:span text:style-name="Source_20_Text"><text:span text:style-name="T323">:</text:span></text:span></text:p>
      <text:p text:style-name="P288"><text:span text:style-name="Source_20_Text"><text:span text:style-name="T323">He seleccionado un InfoPanel y he cambiado de pestaña, entonces he pulsado el </text:span></text:span><text:span text:style-name="Source_20_Text"><text:span text:style-name="T325">botón</text:span></text:span><text:span text:style-name="Source_20_Text"><text:span text:style-name="T323"> eliminar de esa pestaña, el resultado es que al volver a mostrar la pestaña </text:span></text:span><text:span text:style-name="Source_20_Text"><text:span text:style-name="T324">se muestra el InfoPanel el cual es </text:span></text:span><text:span text:style-name="Source_20_Text"><text:span text:style-name="T325">seleccionable</text:span></text:span><text:span text:style-name="Source_20_Text"><text:span text:style-name="T324"> y </text:span></text:span><text:span text:style-name="Source_20_Text"><text:span text:style-name="T325">eliminarle</text:span></text:span><text:span text:style-name="Source_20_Text"><text:span text:style-name="T324"> sin que se lance </text:span></text:span><text:span text:style-name="Source_20_Text"><text:span text:style-name="T325">ningún</text:span></text:span><text:span text:style-name="Source_20_Text"><text:span text:style-name="T324"> error, cuando en el controlador tengo un </text:span></text:span><text:span text:style-name="Source_20_Text"><text:span text:style-name="T328">método</text:span></text:span><text:span text:style-name="Source_20_Text"><text:span text:style-name="T324"> que filtra según el tipo de instancia y lo elimina de la lista correspondiente. Considero que no debe ser </text:span></text:span><text:span text:style-name="Source_20_Text"><text:span text:style-name="T325">así</text:span></text:span><text:span text:style-name="Source_20_Text"><text:span text:style-name="T324"> conforme tengo el </text:span></text:span><text:span text:style-name="Source_20_Text"><text:span text:style-name="T325">código.</text:span></text:span></text:p>
      <text:p text:style-name="P288"><text:span text:style-name="Source_20_Text"><text:span text:style-name="T324">Por el momento puedo eliminar los InfoPanel e instancias que es lo que </text:span></text:span><text:span text:style-name="Source_20_Text"><text:span text:style-name="T325">quería</text:span></text:span><text:span text:style-name="Source_20_Text"><text:span text:style-name="T324">, más adelante revisare este caso.</text:span></text:span></text:p>
      <text:p text:style-name="P288"><text:span text:style-name="Source_20_Text"><text:span text:style-name="T324"/></text:span></text:p>
      <text:p text:style-name="P289"><text:span text:style-name="Source_20_Text"><text:span text:style-name="T327">Continuación</text:span></text:span><text:span text:style-name="Source_20_Text"><text:span text:style-name="T326"> voy a realizar el merge con la rama Master del repositorio.</text:span></text:span></text:p>
      <text:p text:style-name="P290"><text:span text:style-name="Source_20_Text"><text:span text:style-name="T287">Ya he unido las ramas pero aun </text:span></text:span><text:span text:style-name="Source_20_Text"><text:span text:style-name="T288">así</text:span></text:span><text:span text:style-name="Source_20_Text"><text:span text:style-name="T287"> me queda la rama que cree anteriormente la cual no se como eliminar o hacer que desaparezca, si se puede.</text:span></text:span></text:p>
      <text:p text:style-name="P286"><text:span text:style-name="Source_20_Text"><text:span text:style-name="T322"/></text:span></text:p>
      <text:p text:style-name="P286"><text:span text:style-name="Source_20_Text"><text:span text:style-name="T322"/></text:span></text:p>
      <text:p text:style-name="P291"><text:span text:style-name="Source_20_Text"><text:span text:style-name="T329">Es por la tarde y estoy pensando como tiene que ser iniciar un nuevo </text:span></text:span><text:span text:style-name="Source_20_Text"><text:span text:style-name="T331">área</text:span></text:span><text:span text:style-name="Source_20_Text"><text:span text:style-name="T329"> de trabajo y el punto de vista.</text:span></text:span></text:p>
      <text:p text:style-name="P292"><text:span text:style-name="Source_20_Text"><text:span text:style-name="T330">El punto de vista creo que lo iniciare al primer Docente o GrupoAlumno que genere el usuario y el </text:span></text:span><text:span text:style-name="Source_20_Text"><text:span text:style-name="T331">área</text:span></text:span><text:span text:style-name="Source_20_Text"><text:span text:style-name="T330"> de trabajo (el horario) deberá tener un área mínima de un 2x2 para que el usuario pueda introducir los primeros datos: </text:span></text:span></text:p>
      <text:p text:style-name="P292"><text:span text:style-name="Source_20_Text"><text:span text:style-name="T330"/></text:span></text:p>
      <table:table table:name="Tabla1" table:style-name="Tabla1">
        <table:table-column table:style-name="Tabla1.A"/>
        <table:table-column table:style-name="Tabla1.B"/>
        <table:table-row>
          <table:table-cell table:style-name="Tabla1.A1" office:value-type="string">
            <text:p text:style-name="P310"/>
          </table:table-cell>
          <table:table-cell table:style-name="Tabla1.B1" office:value-type="string">
            <text:p text:style-name="P311"><text:span text:style-name="T368">Añadir d</text:span>ías</text:p>
          </table:table-cell>
        </table:table-row>
        <table:table-row>
          <table:table-cell table:style-name="Tabla1.A2" office:value-type="string">
            <text:p text:style-name="P311"><text:span text:style-name="T104">Añadir</text:span><text:span text:style-name="T368"> h</text:span>ora<text:span text:style-name="T368">s</text:span></text:p>
          </table:table-cell>
          <table:table-cell table:style-name="Tabla1.B2" office:value-type="string">
            <text:p text:style-name="P311">Actividad</text:p>
          </table:table-cell>
        </table:table-row>
      </table:table>
      <text:p text:style-name="P292"><text:span text:style-name="Source_20_Text"><text:span text:style-name="T330"/></text:span></text:p>
      <text:p text:style-name="P293"><text:span text:style-name="Source_20_Text"><text:span text:style-name="T332">Voy a realizar una tabla dinamica en otro proyecto la cual quiero que pueda crecer si pongo </text:span></text:span><text:span text:style-name="Source_20_Text"><text:span text:style-name="T333">algún</text:span></text:span><text:span text:style-name="Source_20_Text"><text:span text:style-name="T332"> elemento en los bordes</text:span></text:span></text:p>
      <text:p text:style-name="P293"><text:span text:style-name="Source_20_Text"><text:span text:style-name="T332"/></text:span></text:p>
      <text:p text:style-name="P294"><text:span text:style-name="Source_20_Text"><text:span text:style-name="T333">llevo como una hora repasando como crear y manejar un Jtable y su modelo, </text:span></text:span><text:span text:style-name="Source_20_Text"><text:span text:style-name="T334">y creo que solo se puede crear una tabla cuadrada y tendría celdas vaciás</text:span></text:span><text:span text:style-name="Source_20_Text"><text:span text:style-name="T333">, y creo que al final </text:span></text:span><text:span text:style-name="Source_20_Text"><text:span text:style-name="T289">voy a </text:span></text:span><text:soft-page-break/><text:span text:style-name="Source_20_Text"><text:span text:style-name="T289">usar el layout GridBagLayout el cual esta pensado para crear una interfaz basada en una cuadricula, donde cada celda puede contener un componente visual o no.</text:span></text:span></text:p>
      <text:p text:style-name="P294"><text:span text:style-name="Source_20_Text"><text:span text:style-name="T289"/></text:span></text:p>
      <text:p text:style-name="P295"><text:span text:style-name="Source_20_Text"><text:span text:style-name="T290">he experimentado con GridBagLayout modificando las propiedades gridX e Y y a</text:span></text:span><text:span text:style-name="Source_20_Text"><text:span text:style-name="T293">ñ</text:span></text:span><text:span text:style-name="Source_20_Text"><text:span text:style-name="T290">adiendo un Jlabel, estos atributos son arrays de double por lo que he creado uno </text:span></text:span><text:span text:style-name="Source_20_Text"><text:span text:style-name="T293">método</text:span></text:span><text:span text:style-name="Source_20_Text"><text:span text:style-name="T290"> para aumentar y disminuir el tamaño del array en 1, el resultado ha sido que si se añadian los JLabels </text:span></text:span><text:span text:style-name="Source_20_Text"><text:span text:style-name="T294">como se desee </text:span></text:span><text:span text:style-name="Source_20_Text"><text:span text:style-name="T290">pero al reducir las columnas no </text:span></text:span><text:span text:style-name="Source_20_Text"><text:span text:style-name="T294">desaparecían</text:span></text:span><text:span text:style-name="Source_20_Text"><text:span text:style-name="T290">,</text:span></text:span><text:span text:style-name="Source_20_Text"><text:span text:style-name="T294"> ademas cuando </text:span></text:span><text:span text:style-name="Source_20_Text"><text:span text:style-name="T295">volvía</text:span></text:span><text:span text:style-name="Source_20_Text"><text:span text:style-name="T294"> a añadir</text:span></text:span><text:span text:style-name="Source_20_Text"><text:span text:style-name="T290">las </text:span></text:span><text:span text:style-name="Source_20_Text"><text:span text:style-name="T294">se sobre </text:span></text:span><text:span text:style-name="Source_20_Text"><text:span text:style-name="T295">ponían</text:span></text:span><text:span text:style-name="Source_20_Text"><text:span text:style-name="T294"> en dicha </text:span></text:span><text:span text:style-name="Source_20_Text"><text:span text:style-name="T295">posición.</text:span></text:span><text:span text:style-name="Source_20_Text"><text:span text:style-name="T290"> </text:span></text:span><text:span text:style-name="Source_20_Text"><text:span text:style-name="T295">Como Java no permite re dimensionar arrays, </text:span></text:span><text:span text:style-name="Source_20_Text"><text:span text:style-name="T290">he realizado el </text:span></text:span><text:span text:style-name="Source_20_Text"><text:span text:style-name="T293">método</text:span></text:span><text:span text:style-name="Source_20_Text"><text:span text:style-name="T290"> estos nuevos JLabels </text:span></text:span><text:span text:style-name="Source_20_Text"><text:span text:style-name="T293">aparecían</text:span></text:span><text:span text:style-name="Source_20_Text"><text:span text:style-name="T290"> </text:span></text:span><text:span text:style-name="Source_20_Text"><text:span text:style-name="T293">sobreponiéndose</text:span></text:span><text:span text:style-name="Source_20_Text"><text:span text:style-name="T290"> al que ya estaba en el mismo lugar.</text:span></text:span></text:p>
      <text:p text:style-name="P295"><text:span text:style-name="Source_20_Text"><text:span text:style-name="T290"/></text:span></text:p>
      <text:p text:style-name="P295"><text:span text:style-name="Source_20_Text"><text:span text:style-name="T290">No me ha gustado el comportamiento y sigo pensando como crear la tabla, </text:span></text:span><text:span text:style-name="Source_20_Text"><text:span text:style-name="T291">he recordado que en uno de mis primeros programas(un ajedrez) use un codigo que encontre de como hacer un tablero en Java el cual me vino perfecto para el </text:span></text:span><text:span text:style-name="Source_20_Text"><text:span text:style-name="T292">juego</text:span></text:span><text:span text:style-name="Source_20_Text"><text:span text:style-name="T291">, lo voy a revisar este fin de semana</text:span></text:span></text:p>
      <text:p text:style-name="P295"><text:span text:style-name="Source_20_Text"><text:span text:style-name="T291"/></text:span></text:p>
      <text:p text:style-name="P295"><text:span text:style-name="Source_20_Text"><text:span text:style-name="T291"/></text:span></text:p>
      <text:p text:style-name="P295"><text:span text:style-name="Source_20_Text"><text:span text:style-name="T291"/></text:span></text:p>
      <text:p text:style-name="P296"><text:span text:style-name="Source_20_Text"><text:span text:style-name="T295">1/6/2020</text:span></text:span></text:p>
      <text:p text:style-name="P296"><text:span text:style-name="Source_20_Text"><text:span text:style-name="T295"/></text:span></text:p>
      <text:p text:style-name="P297"><text:span text:style-name="Source_20_Text"><text:span text:style-name="T297">Revise el proyecto del ajedrez pero en el realizo uso de Jbuttons y les pongo una </text:span></text:span><text:span text:style-name="Source_20_Text"><text:span text:style-name="T299">imagen</text:span></text:span><text:span text:style-name="Source_20_Text"><text:span text:style-name="T297"> para indicar la pieza que es, ademas la </text:span></text:span><text:span text:style-name="Source_20_Text"><text:span text:style-name="T298">construcción</text:span></text:span><text:span text:style-name="Source_20_Text"><text:span text:style-name="T297"> es un for que añade muchos Jbuttons en un panel </text:span></text:span><text:span text:style-name="Source_20_Text"><text:span text:style-name="T298">y un evento para saber cual se ha pulsado, </text:span></text:span><text:span text:style-name="Source_20_Text"><text:span text:style-name="T300">no me sirve para el proyecto.</text:span></text:span></text:p>
      <text:p text:style-name="P296"><text:span text:style-name="Source_20_Text"><text:span text:style-name="T295"/></text:span></text:p>
      <text:p text:style-name="P298"><text:span text:style-name="Source_20_Text"><text:span text:style-name="T295">Quedan dos semanas y estoy desmotivado y estresado, mi intención era tener el área de trabajo lista para enseñar junto el listado, </text:span></text:span><text:span text:style-name="Source_20_Text"><text:span text:style-name="T302">pero no encuentro la manera de hacerla</text:span></text:span><text:span text:style-name="Source_20_Text"><text:span text:style-name="T295">, este me va a llevar bastante tiempo </text:span></text:span><text:span text:style-name="Source_20_Text"><text:span text:style-name="T296">y no creo que me lo tenga </text:span></text:span><text:span text:style-name="Source_20_Text"><text:span text:style-name="T301">terminado</text:span></text:span><text:span text:style-name="Source_20_Text"><text:span text:style-name="T296">.</text:span></text:span></text:p>
      <text:p text:style-name="P298"><text:span text:style-name="Source_20_Text"><text:span text:style-name="T296"/></text:span></text:p>
      <text:p text:style-name="P298"><text:span text:style-name="Source_20_Text"><text:span text:style-name="T296"/></text:span></text:p>
      <text:p text:style-name="P299"><text:span text:style-name="Source_20_Text"><text:span text:style-name="T303">Habiendo hablado con el tutor y durante la </text:span></text:span><text:span text:style-name="Source_20_Text"><text:span text:style-name="T307">reunión</text:span></text:span><text:span text:style-name="Source_20_Text"><text:span text:style-name="T303"> de </text:span></text:span><text:span text:style-name="Source_20_Text"><text:span text:style-name="T307">tutoría</text:span></text:span><text:span text:style-name="Source_20_Text"><text:span text:style-name="T303"> ya se como voy a realizar el </text:span></text:span><text:span text:style-name="Source_20_Text"><text:span text:style-name="T307">área</text:span></text:span><text:span text:style-name="Source_20_Text"><text:span text:style-name="T303"> de trabajo, para que funcione bajo </text:span></text:span><text:span text:style-name="Source_20_Text"><text:span text:style-name="T307">mínimos</text:span></text:span><text:span text:style-name="Source_20_Text"><text:span text:style-name="T303">:</text:span></text:span></text:p>
      <text:p text:style-name="P299"><text:span text:style-name="Source_20_Text"><text:span text:style-name="T303">Desarrollare la parte encargada de guardar los datos en la BD y luego los </text:span></text:span><text:span text:style-name="Source_20_Text"><text:span text:style-name="T307">leeré</text:span></text:span><text:span text:style-name="Source_20_Text"><text:span text:style-name="T303"> para generar un Jtable para el </text:span></text:span><text:span text:style-name="Source_20_Text"><text:span text:style-name="T307">área</text:span></text:span><text:span text:style-name="Source_20_Text"><text:span text:style-name="T303"> de trabajo, con la </text:span></text:span><text:span text:style-name="Source_20_Text"><text:span text:style-name="T307">información</text:span></text:span><text:span text:style-name="Source_20_Text"><text:span text:style-name="T303"> de los elementos creados.</text:span></text:span></text:p>
      <text:p text:style-name="P300"><text:span text:style-name="Source_20_Text"><text:span text:style-name="T304">La </text:span></text:span><text:span text:style-name="Source_20_Text"><text:span text:style-name="T307">inserción</text:span></text:span><text:span text:style-name="Source_20_Text"><text:span text:style-name="T305"> </text:span></text:span><text:span text:style-name="Source_20_Text"><text:span text:style-name="T304">de datos la realizare con otros botones, </text:span></text:span><text:span text:style-name="Source_20_Text"><text:span text:style-name="T306">y confiando en los triggers de la BD</text:span></text:span></text:p>
      <text:p text:style-name="P299"><text:span text:style-name="Source_20_Text"><text:span text:style-name="T303"/></text:span></text:p>
      <text:p text:style-name="P301"><text:soft-page-break/><text:span text:style-name="Source_20_Text"><text:span text:style-name="T308">Por el momento revisare la memoria del proyecto </text:span></text:span><text:span text:style-name="Source_20_Text"><text:span text:style-name="T309">para completarla y que el tutor pueda revisarla</text:span></text:span></text:p>
      <text:p text:style-name="P301"><text:span text:style-name="Source_20_Text"><text:span text:style-name="T309"/></text:span></text:p>
      <text:p text:style-name="P301"><text:span text:style-name="Source_20_Text"><text:span text:style-name="T309"/></text:span></text:p>
      <text:p text:style-name="P302"><text:span text:style-name="Source_20_Text"><text:span text:style-name="T310">2/6/2020</text:span></text:span></text:p>
      <text:p text:style-name="P302"><text:span text:style-name="Source_20_Text"><text:span text:style-name="T310">hoy me dedicare a realizar un CRUD de los 4 objetos que genero por el momento </text:span></text:span></text:p>
      <text:p text:style-name="P302"><text:span text:style-name="Source_20_Text"><text:span text:style-name="T310"/></text:span></text:p>
      <text:p text:style-name="P303"><text:span text:style-name="Source_20_Text"><text:span text:style-name="T311">estoy desarrollando la sentencia para insertar una asignatura y al recoger los datos del objeto puedo ver los metodos de su clase padre, la cual extiende a Jpanel, no creo que sea buena idea verlos desde el modelo.</text:span></text:span></text:p>
      <text:p text:style-name="P303"><text:span text:style-name="Source_20_Text"><text:span text:style-name="T311"/></text:span></text:p>
      <text:p text:style-name="P304"><text:span text:style-name="Source_20_Text"><text:span text:style-name="T312">Una de las sospechas que tenia se me ha hecho cierta se me va a facilitar si añado un id a los objetos que guardo en la BD.</text:span></text:span></text:p>
      <text:p text:style-name="P304"><text:span text:style-name="Source_20_Text"><text:span text:style-name="T312"/></text:span></text:p>
      <text:p text:style-name="P304"><text:span text:style-name="Source_20_Text"><text:span text:style-name="T312"/></text:span></text:p>
      <text:p text:style-name="P305"><text:span text:style-name="Source_20_Text"><text:span text:style-name="T313">Ya tengo los </text:span></text:span><text:span text:style-name="Source_20_Text"><text:span text:style-name="T314">métodos</text:span></text:span><text:span text:style-name="Source_20_Text"><text:span text:style-name="T313"> para crear y borrar los objetos en la BD.</text:span></text:span></text:p>
      <text:p text:style-name="P305"><text:span text:style-name="Source_20_Text"><text:span text:style-name="T313"/></text:span></text:p>
      <text:p text:style-name="P306"><text:span text:style-name="Source_20_Text"><text:span text:style-name="T315">He detectado un problema y me esta fastidiando mucho ya que no se como solucionarlo por las buenas con lo que tengo hecho:</text:span></text:span></text:p>
      <text:p text:style-name="P306"><text:span text:style-name="Source_20_Text"><text:span text:style-name="T315">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6">de la base de datos.</text:span></text:span></text:p>
      <text:p text:style-name="P307"><text:span text:style-name="Source_20_Text"><text:span text:style-name="T317">Para solucionarlo estoy intentando acceder al Jlabel que esta dentro del Jpanel, para acceder:</text:span></text:span></text:p>
      <text:p text:style-name="P164"><text:span text:style-name="Source_20_Text"><text:span text:style-name="T135"><text:tab/><text:tab/><text:tab/></text:span></text:span><text:span text:style-name="T145">for</text:span><text:span text:style-name="T131"> (</text:span><text:span text:style-name="T145">int</text:span><text:span text:style-name="T131"> </text:span><text:span text:style-name="T143">i</text:span><text:span text:style-name="T131"> = 0; </text:span><text:span text:style-name="T143">i</text:span><text:span text:style-name="T131"> &lt; </text:span><text:span text:style-name="T143">newValores</text:span><text:span text:style-name="T131">.</text:span><text:span text:style-name="T154">length</text:span><text:span text:style-name="T131">; </text:span><text:span text:style-name="T143">i</text:span><text:span text:style-name="T131">++) {</text:span></text:p>
      <text:p text:style-name="P208"><text:span text:style-name="T131"><text:tab/><text:tab/><text:tab/><text:tab/>System.</text:span><text:span text:style-name="T155">out</text:span><text:span text:style-name="T131">.println(</text:span><text:span text:style-name="T143">newValores</text:span><text:span text:style-name="T131">[</text:span><text:span text:style-name="T143">i</text:span><text:span text:style-name="T131">]);</text:span></text:p>
      <text:p text:style-name="P208"><text:span text:style-name="T131"><text:tab/><text:tab/><text:tab/><text:tab/>( (JLabel)getComponent(</text:span><text:span text:style-name="T143">i</text:span><text:span text:style-name="T131">+1) ).setText(</text:span><text:span text:style-name="T148">"sasad"</text:span><text:span text:style-name="T131">);</text:span></text:p>
      <text:p text:style-name="P210"><text:tab/><text:tab/><text:tab/><text:tab/></text:p>
      <text:p text:style-name="P173"><text:tab/><text:tab/><text:tab/>}</text:p>
      <text:p text:style-name="P307"><text:span text:style-name="Source_20_Text"><text:span text:style-name="T317">cuando para crearlos </text:span></text:span></text:p>
      <text:p text:style-name="P307"><text:span text:style-name="Source_20_Text"><text:span text:style-name="T317"/></text:span></text:p>
      <text:p text:style-name="P308"><text:span text:style-name="Source_20_Text"><text:span text:style-name="T318">he descubierto que habitacion (con el que estoy probando) pierde el atributo codigoHabitacion,</text:span></text:span><text:span text:style-name="Source_20_Text"><text:span text:style-name="T319"> durante el sigiente codigo:</text:span></text:span></text:p>
      <text:p text:style-name="P308"><text:span text:style-name="Source_20_Text"><text:span text:style-name="T319"/></text:span></text:p>
      <text:p text:style-name="P207"><text:span text:style-name="Source_20_Text"><text:span text:style-name="T319">Controlador:</text:span></text:span></text:p>
      <text:p text:style-name="P309"><text:span text:style-name="Source_20_Text"><text:span text:style-name="T319">Al cual llamo directamente desde el evento de un JmenuIten</text:span></text:span></text:p>
      <text:p text:style-name="P309"><text:span text:style-name="Source_20_Text"><text:span text:style-name="T319"/></text:span></text:p>
      <text:p text:style-name="P165"><text:span text:style-name="Source_20_Text"><text:span text:style-name="T136"><text:tab/></text:span></text:span><text:span text:style-name="T145">public</text:span><text:span text:style-name="T131"> </text:span><text:span text:style-name="T145">void</text:span><text:span text:style-name="T131"> eventoCargar() {</text:span></text:p>
      <text:p text:style-name="P209"/>
      <text:p text:style-name="P208"><text:span text:style-name="T131"><text:tab/><text:tab/></text:span><text:span text:style-name="T154">listaHabitaciones</text:span><text:span text:style-name="T131"> = </text:span><text:span text:style-name="T154">controladorBD</text:span><text:span text:style-name="T131">.obtenerListaHabitaciones();</text:span></text:p>
      <text:p text:style-name="P208"><text:span text:style-name="T131"><text:tab/><text:tab/></text:span><text:span text:style-name="T154">interfazPrincipal</text:span><text:span text:style-name="T131">.setListaHabitacion(</text:span><text:span text:style-name="T154">listaHabitaciones</text:span><text:span text:style-name="T131">);</text:span></text:p>
      <text:p text:style-name="P210"><text:tab/><text:tab/></text:p>
      <text:p text:style-name="P208"><text:span text:style-name="T131"><text:tab/><text:tab/></text:span><text:span text:style-name="T154">interfazPrincipal</text:span><text:span text:style-name="T131">.revalidate();</text:span></text:p>
      <text:p text:style-name="P208"><text:span text:style-name="T131"><text:tab/><text:tab/></text:span><text:span text:style-name="T154">interfazPrincipal</text:span><text:span text:style-name="T131">.repaint();</text:span></text:p>
      <text:p text:style-name="P210"><text:tab/><text:tab/></text:p>
      <text:p text:style-name="P174"><text:tab/>}</text:p>
      <text:p text:style-name="P165"><text:span text:style-name="Source_20_Text"><text:span text:style-name="T140"/></text:span></text:p>
      <text:p text:style-name="P165"><text:span text:style-name="Source_20_Text"><text:span text:style-name="T138">controladorBD.obtenerListaHabitaciones:</text:span></text:span></text:p>
      <text:p text:style-name="P168"><text:span text:style-name="Source_20_Text"><text:span text:style-name="T139">el cual consulta la BD para recoger los datos e instanciar el listado de Habitaciones</text:span></text:span></text:p>
      <text:p text:style-name="P166"><text:span text:style-name="Source_20_Text"><text:span text:style-name="T369">/**</text:span></text:span></text:p>
      <text:p text:style-name="P208"><text:span text:style-name="T370"><text:tab/> * </text:span><text:span text:style-name="T153">@return</text:span><text:span text:style-name="T370"> ArrayList</text:span><text:span text:style-name="T372">&lt;Habitaciones&gt;</text:span></text:p>
      <text:p text:style-name="P212"><text:tab/> */</text:p>
      <text:p text:style-name="P208"><text:span text:style-name="T131"><text:tab/></text:span><text:span text:style-name="T145">public</text:span><text:span text:style-name="T131"> ArrayList&lt;Habitacion&gt; obtenerListaHabitaciones() {</text:span></text:p>
      <text:p text:style-name="P209"/>
      <text:p text:style-name="P208"><text:span text:style-name="T131"><text:tab/><text:tab/>ArrayList&lt;Habitacion&gt; </text:span><text:span text:style-name="T143">coleccion</text:span><text:span text:style-name="T131"> = </text:span><text:span text:style-name="T145">new</text:span><text:span text:style-name="T131"> ArrayList&lt;Habitacion&gt;();</text:span></text:p>
      <text:p text:style-name="P208"><text:span text:style-name="T131"><text:tab/><text:tab/>Habitacion </text:span><text:span text:style-name="T143">habTemp</text:span><text:span text:style-name="T131">;</text:span></text:p>
      <text:p text:style-name="P210"><text:tab/><text:tab/></text:p>
      <text:p text:style-name="P208"><text:span text:style-name="T131"><text:tab/><text:tab/>String </text:span><text:span text:style-name="T143">sql</text:span><text:span text:style-name="T131"> = </text:span><text:span text:style-name="T148">"SELECT rowid, * FROM Habitacion"</text:span><text:span text:style-name="T131">;</text:span></text:p>
      <text:p text:style-name="P209"/>
      <text:p text:style-name="P208"><text:span text:style-name="T131"><text:tab/><text:tab/></text:span><text:span text:style-name="T145">try</text:span><text:span text:style-name="T131"> (</text:span></text:p>
      <text:p text:style-name="P208"><text:span text:style-name="T131"><text:tab/><text:tab/><text:tab/><text:tab/>Statement </text:span><text:span text:style-name="T143">stmt</text:span><text:span text:style-name="T131"> <text:s/>= </text:span><text:span text:style-name="T154">conexion</text:span><text:span text:style-name="T131">.createStatement();</text:span></text:p>
      <text:p text:style-name="P208"><text:span text:style-name="T131"><text:tab/><text:tab/><text:tab/><text:tab/>ResultSet </text:span><text:span text:style-name="T143">rs</text:span><text:span text:style-name="T131"> <text:s text:c="3"/>= </text:span><text:span text:style-name="T143">stmt</text:span><text:span text:style-name="T131">.executeQuery(</text:span><text:span text:style-name="T143">sql</text:span><text:span text:style-name="T131">)){</text:span></text:p>
      <text:p text:style-name="P209"/>
      <text:p text:style-name="P208"><text:span text:style-name="T131"><text:tab/><text:tab/><text:tab/></text:span><text:span text:style-name="T151">// loop through the result set</text:span></text:p>
      <text:p text:style-name="P208"><text:span text:style-name="T131"><text:tab/><text:tab/><text:tab/></text:span><text:span text:style-name="T145">while</text:span><text:span text:style-name="T131"> (</text:span><text:span text:style-name="T143">rs</text:span><text:span text:style-name="T131">.next()) {</text:span></text:p>
      <text:p text:style-name="P208"><text:span text:style-name="T131"><text:tab/><text:tab/><text:tab/><text:tab/></text:span><text:span text:style-name="T143">habTemp</text:span><text:span text:style-name="T131"> = </text:span><text:span text:style-name="T145">new</text:span><text:span text:style-name="T131"> Habitacion();</text:span></text:p>
      <text:p text:style-name="P208"><text:span text:style-name="T131"><text:tab/><text:tab/><text:tab/><text:tab/>System.</text:span><text:span text:style-name="T155">out</text:span><text:span text:style-name="T131">.println( </text:span><text:span text:style-name="T143">rs</text:span><text:span text:style-name="T131">.getString(</text:span><text:span text:style-name="T148">"codigoHabitacion"</text:span><text:span text:style-name="T131">) );</text:span></text:p>
      <text:p text:style-name="P208"><text:span text:style-name="T131"><text:tab/><text:tab/><text:tab/><text:tab/></text:span><text:span text:style-name="T143">habTemp</text:span><text:span text:style-name="T131">.setCodigoHabitacion( </text:span><text:span text:style-name="T143">rs</text:span><text:span text:style-name="T131">.getString(</text:span><text:span text:style-name="T148">"codigoHabitacion"</text:span><text:span text:style-name="T131">) );</text:span></text:p>
      <text:p text:style-name="P210"><text:tab/><text:tab/><text:tab/><text:tab/></text:p>
      <text:p text:style-name="P208"><text:span text:style-name="T131"><text:tab/><text:tab/><text:tab/><text:tab/></text:span><text:span text:style-name="T151">//1 -&gt; rowID from SQLite<text:tab/><text:tab/>no </text:span><text:span text:style-name="T152">se</text:span><text:span text:style-name="T151"> </text:span><text:span text:style-name="T152">porque</text:span><text:span text:style-name="T151"> no </text:span><text:span text:style-name="T152">puedo</text:span><text:span text:style-name="T151"> </text:span><text:span text:style-name="T152">acceder</text:span><text:span text:style-name="T151"> </text:span><text:span text:style-name="T152">por</text:span><text:span text:style-name="T151"> el </text:span><text:span text:style-name="T152">nombre</text:span></text:p>
      <text:p text:style-name="P208"><text:span text:style-name="T131"><text:tab/><text:tab/><text:tab/><text:tab/></text:span><text:span text:style-name="T143">habTemp</text:span><text:span text:style-name="T131">.setId_BD( </text:span><text:span text:style-name="T143">rs</text:span><text:span text:style-name="T131">.getInt(1) );</text:span></text:p>
      <text:p text:style-name="P208"><text:span text:style-name="T131"><text:tab/><text:tab/><text:tab/><text:tab/></text:span><text:span text:style-name="T151">//habTemp.setCodigoHabitacion( rs.getString(2) );</text:span></text:p>
      <text:p text:style-name="P210"><text:tab/><text:tab/><text:tab/><text:tab/></text:p>
      <text:p text:style-name="P208"><text:span text:style-name="T131"><text:tab/><text:tab/><text:tab/><text:tab/></text:span><text:span text:style-name="T143">coleccion</text:span><text:span text:style-name="T131">.add( </text:span><text:span text:style-name="T145">new</text:span><text:span text:style-name="T131"> Habitacion() );</text:span></text:p>
      <text:p text:style-name="P209"/>
      <text:p text:style-name="P210"><text:tab/><text:tab/><text:tab/>}</text:p>
      <text:p text:style-name="P210"><text:tab/><text:tab/><text:tab/></text:p>
      <text:p text:style-name="P210"><text:tab/><text:tab/><text:tab/></text:p>
      <text:p text:style-name="P208"><text:span text:style-name="T131"><text:tab/><text:tab/>} </text:span><text:span text:style-name="T145">catch</text:span><text:span text:style-name="T131"> (SQLException </text:span><text:span text:style-name="T143">e</text:span><text:span text:style-name="T131">) {</text:span></text:p>
      <text:p text:style-name="P208"><text:span text:style-name="T131"><text:tab/><text:tab/><text:tab/>System.</text:span><text:span text:style-name="T155">out</text:span><text:span text:style-name="T131">.println(</text:span><text:span text:style-name="T143">e</text:span><text:span text:style-name="T131">.getMessage());</text:span></text:p>
      <text:p text:style-name="P210"><text:tab/><text:tab/>}</text:p>
      <text:p text:style-name="P210"><text:tab/><text:tab/></text:p>
      <text:p text:style-name="P208"><text:span text:style-name="T131"><text:tab/><text:tab/></text:span><text:span text:style-name="T145">return</text:span><text:span text:style-name="T131"> </text:span><text:span text:style-name="T143">coleccion</text:span><text:span text:style-name="T131">;</text:span></text:p>
      <text:p text:style-name="P175"><text:tab/>}</text:p>
      <text:p text:style-name="P204"><text:span text:style-name="T141">InterfazPrincipal.</text:span><text:span text:style-name="T142">setListaHabitacion</text:span><text:span text:style-name="T141">(ArrayList&lt;Habitacion&gt;</text:span><text:span text:style-name="T144">listaHabitacion</text:span><text:span text:style-name="T141"> )</text:span></text:p>
      <text:p text:style-name="P188"><text:span text:style-name="T141">s</text:span><text:span text:style-name="T130">e encarga de pasar por toda la lista insertando el elemento en la lista</text:span></text:p>
      <text:p text:style-name="P176"/>
      <text:p text:style-name="P167"><text:span text:style-name="T131"><text:tab/></text:span><text:span text:style-name="T370">/**</text:span></text:p>
      <text:p text:style-name="P208"><text:span text:style-name="T370"><text:tab/> * </text:span><text:span text:style-name="T371">Setea</text:span><text:span text:style-name="T370"> </text:span><text:span text:style-name="T371">la</text:span><text:span text:style-name="T370"> </text:span><text:span text:style-name="T371">nueva</text:span><text:span text:style-name="T370"> </text:span><text:span text:style-name="T371">lista</text:span><text:span text:style-name="T370"> </text:span><text:span text:style-name="T371">en</text:span><text:span text:style-name="T370"> tabAsignatura</text:span></text:p>
      <text:p text:style-name="P208"><text:span text:style-name="T370"><text:tab/> * </text:span><text:span text:style-name="T153">@param</text:span><text:span text:style-name="T370"> listaAsignaturas</text:span></text:p>
      <text:p text:style-name="P212"><text:tab/> */</text:p>
      <text:p text:style-name="P208"><text:span text:style-name="T131"><text:tab/></text:span><text:span text:style-name="T145">public</text:span><text:span text:style-name="T131"> </text:span><text:span text:style-name="T145">void</text:span><text:span text:style-name="T131"> </text:span><text:span text:style-name="T132">setListaHabitacion</text:span><text:span text:style-name="T131">(ArrayList&lt;Habitacion&gt;</text:span><text:span text:style-name="T143">listaHabitacion</text:span><text:span text:style-name="T131"> ) {</text:span></text:p>
      <text:p text:style-name="P208"><text:span text:style-name="T131"><text:tab/><text:tab/></text:span><text:span text:style-name="T154">tabHabitaciones</text:span><text:span text:style-name="T131">.eliminarTodo();</text:span></text:p>
      <text:p text:style-name="P208"><text:span text:style-name="T131"><text:tab/><text:tab/></text:span><text:span text:style-name="T145">for</text:span><text:span text:style-name="T131"> (Habitacion </text:span><text:span text:style-name="T143">habitacion</text:span><text:span text:style-name="T131">: </text:span><text:span text:style-name="T143">listaHabitacion</text:span><text:span text:style-name="T131">) {</text:span></text:p>
      <text:p text:style-name="P208"><text:span text:style-name="T131"><text:tab/><text:tab/><text:tab/>System.</text:span><text:span text:style-name="T155">out</text:span><text:span text:style-name="T131">.println(</text:span><text:span text:style-name="T143">habitacion</text:span><text:span text:style-name="T131">.getCodigoHabitacion());</text:span></text:p>
      <text:p text:style-name="P208"><text:span text:style-name="T131"><text:tab/><text:tab/><text:tab/></text:span><text:span text:style-name="T154">tabHabitaciones</text:span><text:span text:style-name="T131">.aniadir(</text:span><text:span text:style-name="T143">habitacion</text:span><text:span text:style-name="T131">);</text:span></text:p>
      <text:p text:style-name="P210"><text:tab/><text:tab/>}</text:p>
      <text:p text:style-name="P210"><text:tab/>}</text:p>
      <text:p text:style-name="P175"><text:tab/></text:p>
      <text:p text:style-name="P197">Ya he descubierto el fallo y es que en la función de controladorBD recogía los datos los añadía a la instancia y a la hora de añadirlo a la colección instanciava una nueva instancia</text:p>
      <text:p text:style-name="P189"/>
      <text:p text:style-name="P190">ya he terminado la parte de cargar los datos de la BD y crear las instancias de los objetos.</text:p>
      <text:p text:style-name="P190"/>
      <text:p text:style-name="P190"/>
      <text:p text:style-name="P191">He comenzado a desarrollar la parte para indicar los momentos del horario y sus caracteristicas.</text:p>
      <text:p text:style-name="P191">Una duda que me ha surgido pensando como pasar las colecciones de objetos al nuevo dialogo y como mostrar algo indicativo de los objetos en el ComboBox:</text:p>
      <text:p text:style-name="P191"><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1"/>
      <text:p text:style-name="P192">parece ser que simplemente hay que crear el <text:span text:style-name="T373">método</text:span> toString<text:span text:style-name="T374">()</text:span> en la clase</text:p>
      <text:p text:style-name="P192"/>
      <text:p text:style-name="P193">para pasar de un arrayList al JCombobox</text:p>
      <text:p text:style-name="P192"><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2"/>
      <text:p text:style-name="P192"/>
      <text:p text:style-name="P205">3/6/2020</text:p>
      <text:p text:style-name="P192"><text:tab/><text:span text:style-name="T375">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4">Despues de pensarlo un poco voy ha acero asi, pero creo tengo que quitar el atributo princiapal en la BD</text:p>
      <text:p text:style-name="P378"/>
      <text:p text:style-name="P195"><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379"/>
      <text:p text:style-name="P379"/>
      <text:p text:style-name="P196"><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380"/>
      <text:p text:style-name="P381"><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381"><text:span text:style-name="T102"/></text:p>
      <text:p text:style-name="P318"><text:span text:style-name="T336">He tenido que modificar los triggers de la BD ya que hacian referencia a </text:span><text:span text:style-name="T149">IntervaloTiempo</text:span><text:span text:style-name="T336"> <text:s/>cuando realmente es </text:span><text:span text:style-name="T150">ID_IntervaloTiempo.</text:span><text:span text:style-name="T336"> </text:span></text:p>
      <text:p text:style-name="P382"><text:span text:style-name="T335">He perdido un par de horas con este fallo tonto</text:span></text:p>
      <text:p text:style-name="P382"><text:span text:style-name="T335"/></text:p>
      <text:p text:style-name="P383"><text:soft-page-break/><text:span text:style-name="T335">He detectado un problema en la BD con los triggers y es que no me deja añadir otra vez la misma asignatura(por lo menos es este el trigger que salta y para la BD )</text:span></text:p>
      <text:p text:style-name="P318"><text:span text:style-name="T336"/></text:p>
      <text:p text:style-name="P384"><text:span text:style-name="T335">Llevo un rato pensando como evitar el solapamiento o avanzar en el proyecto por la parte del </text:span><text:span text:style-name="T338">área</text:span><text:span text:style-name="T335"> de trabajo.</text:span><text:span text:style-name="T337"> Al final he decidido comentar la ejecucion de estos triggers para que no se apliquen y pueda continuar por este lado, más adelante repasare este punto ya que es una parte importante del programa.</text:span></text:p>
      <text:p text:style-name="P385"><text:span text:style-name="T335">La mejor </text:span><text:span text:style-name="T339">solución</text:span><text:span text:style-name="T335"> que veo para esto es mediante </text:span><text:span text:style-name="T339">código.</text:span><text:span text:style-name="T335"> </text:span></text:p>
      <text:p text:style-name="P384"><text:span text:style-name="T337"/></text:p>
      <text:p text:style-name="P384"><text:span text:style-name="T337"/></text:p>
      <text:p text:style-name="P386"><text:span text:style-name="T335">Estoy intentando desarrollar el </text:span><text:span text:style-name="T341">área</text:span><text:span text:style-name="T335"> de trabajo y me he dado cuenta que tengo que no mostrar los elementos </text:span><text:span text:style-name="T340">según el</text:span><text:span text:style-name="T335"> punto de vista </text:span><text:span text:style-name="T340">del horario.</text:span></text:p>
      <text:p text:style-name="P386"><text:span text:style-name="T340"/></text:p>
      <text:p text:style-name="P387"><text:span text:style-name="T340">P</text:span><text:span text:style-name="T335">ensando en que </text:span><text:span text:style-name="T342">información</text:span><text:span text:style-name="T335"> tengo que pasar al </text:span><text:span text:style-name="T342">área</text:span><text:span text:style-name="T335"> de trabajo veo que tengo que decidir que punto de vista tomar para ello se me ha ocurrido usar Jcheckboxes en los elementos de las listas.</text:span></text:p>
      <text:p text:style-name="P386"><text:span text:style-name="T340"/></text:p>
      <text:p text:style-name="P388"><text:span text:style-name="T340">P</text:span><text:span text:style-name="T335">ara añadirlos voy a recuperar la clase que hice la cual genera los radioButtons en el mismo grupo de la instancia de la clase.</text:span></text:p>
      <text:p text:style-name="P388"><text:span text:style-name="T335">Para obtener algo con lo que realizar el punto de vista del </text:span><text:span text:style-name="T345">área</text:span><text:span text:style-name="T335"> de trabajo, abusare del </text:span><text:span text:style-name="T344">método</text:span><text:span text:style-name="T335"> setActionCommand con lo siguiente:</text:span></text:p>
      <text:p text:style-name="P388"><text:span text:style-name="T335"><text:tab/>tipo objeto : identificador del objeto en la BD</text:span></text:p>
      <text:p text:style-name="P388"><text:span text:style-name="T335"/></text:p>
      <text:p text:style-name="P388"><text:span text:style-name="T335">Si uso el identificador de la BD me tocara pasar este id y realizar algunas modificaciones no se donde… .</text:span></text:p>
      <text:p text:style-name="P388"><text:span text:style-name="T335">Otra idea es usar el nombre </text:span><text:span text:style-name="T343">o algo importante de ese objeto de manera que solo exista uno.</text:span></text:p>
      <text:p text:style-name="P388"><text:span text:style-name="T335"/></text:p>
      <text:p text:style-name="P389"><text:span text:style-name="T335">Mientras el desarrollo a la hora de llamar a SetActionCommand he probado a ver que </text:span><text:span text:style-name="T346">obtenía</text:span><text:span text:style-name="T335"> del </text:span><text:span text:style-name="T346">método</text:span><text:span text:style-name="T335"> toString el cual </text:span><text:span text:style-name="T346">había</text:span><text:span text:style-name="T335"> sobreescrito para los JcomboBoxes de la clase CrearMomento y gracias al </text:span><text:span text:style-name="T346">método</text:span><text:span text:style-name="T335"> puedo usarlo para el filtro.</text:span></text:p>
      <text:p text:style-name="P390"><text:soft-page-break/><text:span text:style-name="T346">N</text:span><text:span text:style-name="T335">o estoy seguro la manera en la que he realizado los radioButtons es de buena practica pero amenos puedo recoger y crear el filtro que usare para el punto de vista.</text:span></text:p>
      <text:p text:style-name="P393"><text:span text:style-name="T336"/></text:p>
      <text:p text:style-name="P203"><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5"><text:a xlink:type="simple" xlink:href="https://www.youtube.com/watch?v=igZChgl8-kc" text:style-name="Internet_20_link" text:visited-style-name="Visited_20_Internet_20_Link">https://www.youtube.com/watch?v=igZChgl8-kc</text:a><text:span text:style-name="T7"> </text:span></text:p>
      <text:p text:style-name="P185"><text:a xlink:type="simple" xlink:href="https://www.youtube.com/watch?v=Z0yLerU0g-Q" text:style-name="Internet_20_link" text:visited-style-name="Visited_20_Internet_20_Link">https://www.youtube.com/watch?v=Z0yLerU0g-Q</text:a><text:span text:style-name="T7"> </text:span></text:p>
      <text:p text:style-name="P185"><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38"><text:a xlink:type="simple" xlink:href="https://www.sqlitetutorial.net/sqlite-java/" text:style-name="Internet_20_link" text:visited-style-name="Visited_20_Internet_20_Link">https://www.sqlitetutorial.net/sqlite-java/</text:a></text:p>
      <text:p text:style-name="P238"/>
      <text:p text:style-name="P251">Jtable</text:p>
      <text:p text:style-name="P251"><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3T20:08:21.280998465</dc:date>
    <meta:editing-duration>P3DT22H32M38S</meta:editing-duration>
    <meta:editing-cycles>647</meta:editing-cycles>
    <meta:document-statistic meta:table-count="1" meta:image-count="21" meta:object-count="0" meta:page-count="44" meta:paragraph-count="669" meta:word-count="7167" meta:character-count="44999" meta:non-whitespace-character-count="37920"/>
  </office:meta>
</office:document-meta>
</file>